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9000000B3FA7EC9A4D9DB1E0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3.265cm"/>
    </style:style>
    <style:style style:name="Tabela1.B" style:family="table-column">
      <style:table-column-properties style:column-width="13.735cm"/>
    </style:style>
    <style:style style:name="Tabela1.A1" style:family="table-cell">
      <style:table-cell-properties style:vertical-align="middle" fo:padding="0cm" fo:border="none"/>
    </style:style>
    <style:style style:name="Tabela2" style:family="table">
      <style:table-properties style:width="17cm" table:align="left"/>
    </style:style>
    <style:style style:name="Tabela2.A" style:family="table-column">
      <style:table-column-properties style:column-width="2.858cm"/>
    </style:style>
    <style:style style:name="Tabela2.B" style:family="table-column">
      <style:table-column-properties style:column-width="1.282cm"/>
    </style:style>
    <style:style style:name="Tabela2.C" style:family="table-column">
      <style:table-column-properties style:column-width="1.136cm"/>
    </style:style>
    <style:style style:name="Tabela2.H" style:family="table-column">
      <style:table-column-properties style:column-width="1.166cm"/>
    </style:style>
    <style:style style:name="Tabela2.I" style:family="table-column">
      <style:table-column-properties style:column-width="1.214cm"/>
    </style:style>
    <style:style style:name="Tabela2.M" style:family="table-column">
      <style:table-column-properties style:column-width="1.247cm"/>
    </style:style>
    <style:style style:name="Tabela2.A1" style:family="table-cell">
      <style:table-cell-properties style:vertical-align="middle" fo:padding="0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margin-left="0cm" fo:margin-right="0cm" fo:margin-top="0cm" fo:margin-bottom="0cm" style:contextual-spacing="false" fo:text-indent="0cm" style:auto-text-indent="false" fo:padding="0cm" fo:border="none"/>
      <style:text-properties loext:padding="0cm" loext:border="none"/>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4" style:family="paragraph" style:parent-style-name="Text_20_body">
      <style:paragraph-properties fo:margin-left="0cm" fo:margin-right="0.635cm" fo:margin-top="0cm" fo:margin-bottom="0cm" style:contextual-spacing="false" fo:text-indent="0cm" style:auto-text-indent="false" fo:padding="0cm" fo:border="none"/>
      <style:text-properties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a87b7" loext:padding="0cm" loext:border="non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style:contextual-spacing="false" fo:text-indent="0cm" style:auto-text-indent="false" fo:padding="0cm" fo:border="non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Contents_20_6">
      <style:paragraph-properties>
        <style:tab-stops>
          <style:tab-stop style:position="14.501cm" style:type="right" style:leader-style="dotted" style:leader-text="."/>
        </style:tab-stops>
      </style:paragraph-properties>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fo:language="pl" fo:country="PL" loext:padding="0cm" loext:border="none"/>
    </style:style>
    <style:style style:name="P13" style:family="paragraph" style:parent-style-name="Contents_20_Heading">
      <style:paragraph-properties fo:break-before="page"/>
    </style:style>
    <style:style style:name="P14" style:family="paragraph" style:parent-style-name="Contents_20_Heading">
      <style:text-properties fo:color="#000000" loext:opacity="100%" style:font-name="Arial" fo:font-size="20pt" officeooo:rsid="0015aaaf" officeooo:paragraph-rsid="0015aaaf" style:font-size-asian="17.5pt" style:font-size-complex="20pt"/>
    </style:style>
    <style:style style:name="P15" style:family="paragraph" style:parent-style-name="Contents_20_Heading">
      <style:paragraph-properties fo:text-align="center" style:justify-single-word="false"/>
      <style:text-properties fo:color="#000000" loext:opacity="100%" style:font-name="Arial" fo:font-size="16pt" fo:font-weight="normal" officeooo:rsid="0015aaaf" officeooo:paragraph-rsid="0015aaaf" style:font-size-asian="14pt" style:font-weight-asian="normal" style:font-size-complex="16pt" style:font-weight-complex="normal"/>
    </style:style>
    <style:style style:name="P16" style:family="paragraph" style:parent-style-name="Contents_20_Heading">
      <style:paragraph-properties fo:text-align="center" style:justify-single-word="false"/>
      <style:text-properties fo:color="#000000" loext:opacity="100%" style:font-name="Arial" fo:font-size="16pt" fo:font-weight="normal" officeooo:rsid="00160e55" officeooo:paragraph-rsid="00160e55" style:font-size-asian="14pt" style:font-weight-asian="normal" style:font-size-complex="16pt" style:font-weight-complex="normal"/>
    </style:style>
    <style:style style:name="P17" style:family="paragraph" style:parent-style-name="Contents_20_Heading">
      <style:paragraph-properties fo:text-align="center" style:justify-single-word="false"/>
      <style:text-properties fo:color="#000000" loext:opacity="100%" style:font-name="Arial" fo:font-size="32pt" fo:font-weight="normal" officeooo:rsid="0015aaaf" officeooo:paragraph-rsid="0015aaaf" style:font-size-asian="28pt" style:font-weight-asian="normal" style:font-size-complex="32pt" style:font-weight-complex="normal"/>
    </style:style>
    <style:style style:name="P18" style:family="paragraph" style:parent-style-name="Text_20_body">
      <style:paragraph-properties fo:margin-left="0cm" fo:margin-right="0cm" fo:text-indent="0cm" style:auto-text-indent="false"/>
      <style:text-properties officeooo:rsid="001916cd" officeooo:paragraph-rsid="001916cd"/>
    </style:style>
    <style:style style:name="P19"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loext:padding="0cm" loext:border="none"/>
    </style:style>
    <style:style style:name="P20"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loext:padding="0cm" loext:border="none"/>
    </style:style>
    <style:style style:name="T1" style:family="text">
      <style:text-properties fo:language="pl" fo:country="PL"/>
    </style:style>
    <style:style style:name="T2" style:family="text">
      <style:text-properties fo:language="pl" fo:country="PL" loext:padding="0cm" loext:border="none"/>
    </style:style>
    <style:style style:name="T3" style:family="text">
      <style:text-properties loext:padding="0cm" loext:border="none"/>
    </style:style>
    <style:style style:name="T4" style:family="text">
      <style:text-properties fo:language="en" fo:country="US"/>
    </style:style>
    <style:style style:name="T5" style:family="text">
      <style:text-properties officeooo:rsid="000a90ee"/>
    </style:style>
    <style:style style:name="T6" style:family="text">
      <style:text-properties fo:font-variant="normal" fo:text-transform="none" style:font-name="Google Sans" fo:font-size="18pt" fo:letter-spacing="normal" fo:font-style="normal" fo:font-weight="normal"/>
    </style:style>
    <style:style style:name="T7" style:family="text">
      <style:text-properties officeooo:rsid="001a87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4"><text:span text:style-name="T6">Zespół Szkół Ponadgimnazjalnych nr 2 im. K.F. Libelta</text:span> </text:p>
            <text:p text:style-name="P15">Antoni Zaradniak</text:p>
            <text:p text:style-name="P15"/>
            <text:p text:style-name="P17">Podstawowe informacje o </text:p>
            <text:p text:style-name="P17">Egipcie</text:p>
            <text:p text:style-name="P17"><draw:frame draw:style-name="fr1" draw:name="Obraz1" text:anchor-type="char" svg:width="10.511cm" svg:height="7.37cm" draw:z-index="0"><draw:image xlink:href="Pictures/1000000000000119000000B3FA7EC9A4D9DB1E02.png" xlink:type="simple" xlink:show="embed" xlink:actuate="onLoad" draw:mime-type="image/png"/></draw:frame></text:p>
            <text:p text:style-name="P17"/>
            <text:p text:style-name="P17"/>
            <text:p text:style-name="P17"/>
            <text:p text:style-name="P17"/>
            <text:p text:style-name="P15"/>
            <text:p text:style-name="P15"/>
            <text:p text:style-name="P16">Krotoszyn <text:span text:style-name="T7">2021</text:span></text:p>
            <text:p text:style-name="P13">Spis treści</text:p>
          </text:index-title>
          <text:p text:style-name="P8"><text:a xlink:type="simple" xlink:href="#__RefHeading___Toc1164_2336233587" text:style-name="Index_20_Link" text:visited-style-name="Index_20_Link">1. Podstawowe informacje o Egipcie <text:tab/>1</text:a></text:p>
          <text:p text:style-name="P9"><text:a xlink:type="simple" xlink:href="#__RefHeading___Toc1166_2336233587" text:style-name="Index_20_Link" text:visited-style-name="Index_20_Link">1.1. Warunki naturalne <text:tab/>1</text:a></text:p>
          <text:p text:style-name="P9"><text:a xlink:type="simple" xlink:href="#__RefHeading___Toc1168_2336233587" text:style-name="Index_20_Link" text:visited-style-name="Index_20_Link">1.2. Klimat  <text:tab/>2</text:a></text:p>
          <text:p text:style-name="P9"><text:a xlink:type="simple" xlink:href="#__RefHeading___Toc1170_2336233587" text:style-name="Index_20_Link" text:visited-style-name="Index_20_Link">1.3. Fauna i flora <text:tab/>2</text:a></text:p>
          <text:p text:style-name="P9"><text:a xlink:type="simple" xlink:href="#__RefHeading___Toc1172_2336233587" text:style-name="Index_20_Link" text:visited-style-name="Index_20_Link">1.4. Historia <text:tab/>3</text:a></text:p>
          <text:p text:style-name="P9"><text:a xlink:type="simple" xlink:href="#__RefHeading___Toc1174_2336233587" text:style-name="Index_20_Link" text:visited-style-name="Index_20_Link">1.5. Kultura i sztuka <text:tab/>3</text:a></text:p>
          <text:p text:style-name="P9"><text:a xlink:type="simple" xlink:href="#__RefHeading___Toc1176_2336233587" text:style-name="Index_20_Link" text:visited-style-name="Index_20_Link">1.6. Atrakcyjne miejsca <text:tab/>4</text:a></text:p>
          <text:p text:style-name="P9"><text:a xlink:type="simple" xlink:href="#__RefHeading___Toc1178_2336233587" text:style-name="Index_20_Link" text:visited-style-name="Index_20_Link">1.7. Struktura rządu w Egipcie<text:tab/>4</text:a></text:p>
          <text:p text:style-name="P9"><text:a xlink:type="simple" xlink:href="#__RefHeading___Toc1180_2336233587" text:style-name="Index_20_Link" text:visited-style-name="Index_20_Link">1.8. Prasa <text:tab/>4</text:a></text:p>
          <text:p text:style-name="P9"><text:a xlink:type="simple" xlink:href="#__RefHeading___Toc1182_2336233587" text:style-name="Index_20_Link" text:visited-style-name="Index_20_Link">1.9. System administracyjny <text:tab/>5</text:a></text:p>
          <text:p text:style-name="P8"><text:a xlink:type="simple" xlink:href="#__RefHeading___Toc1184_2336233587" text:style-name="Index_20_Link" text:visited-style-name="Index_20_Link">2. Co warto zwiedzić  <text:tab/>5</text:a></text:p>
          <text:p text:style-name="P10"><text:a xlink:type="simple" xlink:href="#__RefHeading___Toc1186_2336233587" text:style-name="Index_20_Link" text:visited-style-name="Index_20_Link">2.1. Kair<text:tab/>5</text:a></text:p>
          <text:p text:style-name="P10"><text:a xlink:type="simple" xlink:href="#__RefHeading___Toc1188_2336233587" text:style-name="Index_20_Link" text:visited-style-name="Index_20_Link">2.2. Strzeżone przez Sfinksa <text:tab/>5</text:a></text:p>
          <text:p text:style-name="P10"><text:a xlink:type="simple" xlink:href="#__RefHeading___Toc1190_2336233587" text:style-name="Index_20_Link" text:visited-style-name="Index_20_Link">2.3. Dolina Królów i Królowych <text:tab/>6</text:a></text:p>
          <text:p text:style-name="P10"><text:a xlink:type="simple" xlink:href="#__RefHeading___Toc1192_2336233587" text:style-name="Index_20_Link" text:visited-style-name="Index_20_Link">2.4. Główni bogowie starożytnego Egiptu <text:tab/>6</text:a></text:p>
          <text:p text:style-name="P10"><text:a xlink:type="simple" xlink:href="#__RefHeading___Toc1194_2336233587" text:style-name="Index_20_Link" text:visited-style-name="Index_20_Link">2.5. Grobowiec Tutenchamona <text:tab/>8</text:a></text:p>
          <text:p text:style-name="P10"><text:a xlink:type="simple" xlink:href="#__RefHeading___Toc1196_2336233587" text:style-name="Index_20_Link" text:visited-style-name="Index_20_Link">2.6. Nil <text:tab/>8</text:a></text:p>
          <text:p text:style-name="P10"><text:a xlink:type="simple" xlink:href="#__RefHeading___Toc1198_2336233587" text:style-name="Index_20_Link" text:visited-style-name="Index_20_Link">2.7. „Dar Nilu” <text:tab/>8</text:a></text:p>
          <text:p text:style-name="P10"><text:a xlink:type="simple" xlink:href="#__RefHeading___Toc1200_2336233587" text:style-name="Index_20_Link" text:visited-style-name="Index_20_Link">2.8. Bogowie życia <text:tab/>9</text:a></text:p>
          <text:p text:style-name="P10"><text:a xlink:type="simple" xlink:href="#__RefHeading___Toc1202_2336233587" text:style-name="Index_20_Link" text:visited-style-name="Index_20_Link">2.9. Pomniki przeszłości <text:tab/>9</text:a></text:p>
          <text:p text:style-name="P8"><text:a xlink:type="simple" xlink:href="#__RefHeading___Toc1204_2336233587" text:style-name="Index_20_Link" text:visited-style-name="Index_20_Link">3. GIZA - SPUŚCIZNA FARAONÓW <text:tab/>10</text:a></text:p>
          <text:p text:style-name="P11"><text:a xlink:type="simple" xlink:href="#__RefHeading___Toc1206_2336233587" text:style-name="Index_20_Link" text:visited-style-name="Index_20_Link">3.1. Tajemnice piramid<text:tab/>11</text:a></text:p>
          <text:p text:style-name="P11"><text:a xlink:type="simple" xlink:href="#__RefHeading___Toc1208_2336233587" text:style-name="Index_20_Link" text:visited-style-name="Index_20_Link">3.2. Świątynia w Karnaku <text:tab/>13</text:a></text:p>
        </text:index-body>
      </text:table-of-content>
      <text:p text:style-name="P12"/>
      <text:h text:style-name="Heading_20_1" text:outline-level="1"><text:bookmark-start text:name="__RefHeading___Toc1164_2336233587"/><text:span text:style-name="T1">Podstawowe informacje o Egipcie</text:span> <text:bookmark-end text:name="__RefHeading___Toc1164_2336233587"/></text:h>
      <text:p text:style-name="P3"> </text:p>
      <text:section text:style-name="Sect2" text:name="{cc721e4b-16cd-4148-b739-3af44777f74a}{39}">
        <text:p text:style-name="P6"/>
      </text:section>
      <table:table table:name="Tabela1" table:style-name="Tabela1">
        <table:table-column table:style-name="Tabela1.A"/>
        <table:table-column table:style-name="Tabela1.B"/>
        <table:table-row table:style-name="TableLine1980765646352">
          <table:table-cell table:style-name="Tabela1.A1" office:value-type="string">
            <text:p text:style-name="P2"><text:span text:style-name="T1">Położenie</text:span> </text:p>
          </table:table-cell>
          <table:table-cell table:style-name="Tabela1.A1" office:value-type="string">
            <text:p text:style-name="P2"><text:span text:style-name="T1">państwo w Afryce Północno-Wschodniej oraz częściowo w Azji (na półwyspie Synaj) nad Morzem Śródziemnym i Morzem Czerwonym</text:span> </text:p>
          </table:table-cell>
        </table:table-row>
        <table:table-row table:style-name="TableLine1980765642320">
          <table:table-cell table:style-name="Tabela1.A1" office:value-type="string">
            <text:p text:style-name="P2"><text:span text:style-name="T1">Powierzchnia</text:span> </text:p>
          </table:table-cell>
          <table:table-cell table:style-name="Tabela1.A1" office:value-type="string">
            <text:p text:style-name="P2"><text:span text:style-name="T1">997 739 km2</text:span>  </text:p>
          </table:table-cell>
        </table:table-row>
        <table:table-row table:style-name="TableLine1980765640304">
          <table:table-cell table:style-name="Tabela1.A1" office:value-type="string">
            <text:p text:style-name="P2"><text:span text:style-name="T1">Ludność</text:span> </text:p>
          </table:table-cell>
          <table:table-cell table:style-name="Tabela1.A1" office:value-type="string">
            <text:p text:style-name="P2"><text:span text:style-name="T1">57 556 000; </text:span> </text:p>
          </table:table-cell>
        </table:table-row>
        <table:table-row table:style-name="TableLine1980765635984">
          <table:table-cell table:style-name="Tabela1.A1" office:value-type="string">
            <text:p text:style-name="P2"><text:span text:style-name="T1">Gęstość zaludnienia</text:span> </text:p>
          </table:table-cell>
          <table:table-cell table:style-name="Tabela1.A1" office:value-type="string">
            <text:p text:style-name="P2"><text:span text:style-name="T1">58 osób na km2</text:span>  </text:p>
          </table:table-cell>
        </table:table-row>
        <table:table-row table:style-name="TableLine1980765635408">
          <table:table-cell table:style-name="Tabela1.A1" office:value-type="string">
            <text:p text:style-name="P2"><text:span text:style-name="T1">Stolica</text:span> </text:p>
          </table:table-cell>
          <table:table-cell table:style-name="Tabela1.A1" office:value-type="string">
            <text:p text:style-name="P2"><text:span text:style-name="T1">Kair </text:span> </text:p>
          </table:table-cell>
        </table:table-row>
        <table:table-row table:style-name="TableLine1980765646928">
          <table:table-cell table:style-name="Tabela1.A1" office:value-type="string">
            <text:p text:style-name="P2"><text:span text:style-name="T1">Główne miasta</text:span> </text:p>
          </table:table-cell>
          <table:table-cell table:style-name="Tabela1.A1" office:value-type="string">
            <text:p text:style-name="P2"><text:span text:style-name="T4">Aleksandria, Giza, Port Said, Asjut, Suez, Fajum, Asuan </text:span> </text:p>
          </table:table-cell>
        </table:table-row>
        <table:table-row table:style-name="TableLine1980765648080">
          <table:table-cell table:style-name="Tabela1.A1" office:value-type="string">
            <text:p text:style-name="P2"><text:span text:style-name="T1">Waluta</text:span> </text:p>
          </table:table-cell>
          <table:table-cell table:style-name="Tabela1.A1" office:value-type="string">
            <text:p text:style-name="P2"><text:span text:style-name="T1">funt egipski </text:span> </text:p>
          </table:table-cell>
        </table:table-row>
        <table:table-row table:style-name="TableLine1980765641744">
          <table:table-cell table:style-name="Tabela1.A1" office:value-type="string">
            <text:p text:style-name="P2"><text:span text:style-name="T1">Języki</text:span> </text:p>
          </table:table-cell>
          <table:table-cell table:style-name="Tabela1.A1" office:value-type="string">
            <text:p text:style-name="P2"><text:span text:style-name="T1">arabski, języki nubijskie </text:span> </text:p>
          </table:table-cell>
        </table:table-row>
        <table:table-row table:style-name="TableLine1980765636560">
          <table:table-cell table:style-name="Tabela1.A1" office:value-type="string">
            <text:p text:style-name="P2"><text:span text:style-name="T1">Religie</text:span> </text:p>
          </table:table-cell>
          <table:table-cell table:style-name="Tabela1.A1" office:value-type="string">
            <text:p text:style-name="P2"><text:span text:style-name="T1">islam, chrześcijaństwo obrządku koptyjskiego </text:span> </text:p>
          </table:table-cell>
        </table:table-row>
        <table:table-row table:style-name="TableLine1980765643472">
          <table:table-cell table:style-name="Tabela1.A1" office:value-type="string">
            <text:p text:style-name="P2"><text:span text:style-name="T1">Ustrój polityczny</text:span> </text:p>
          </table:table-cell>
          <table:table-cell table:style-name="Tabela1.A1" office:value-type="string">
            <text:p text:style-name="P2"> <text:span text:style-name="T1">republika </text:span> </text:p>
          </table:table-cell>
        </table:table-row>
        <table:table-row table:style-name="TableLine1980765647792">
          <table:table-cell table:style-name="Tabela1.A1" office:value-type="string">
            <text:p text:style-name="P2"><text:span text:style-name="T1">Produkty eksportowe</text:span> </text:p>
          </table:table-cell>
          <table:table-cell table:style-name="Tabela1.A1" office:value-type="string">
            <text:p text:style-name="P2"><text:span text:style-name="T1">ropa naftowa, produkty ropopochodne, bawełna, wyroby bawełniane, aluminium, ryż, warzywa, owoce, artykuły chemiczne </text:span> </text:p>
          </table:table-cell>
        </table:table-row>
      </table:table>
      <text:p text:style-name="P5"> </text:p>
      <text:h text:style-name="Heading_20_2" text:outline-level="2"><text:bookmark-start text:name="__RefHeading___Toc1166_2336233587"/><text:span text:style-name="T1">Warunki naturalne</text:span> <text:bookmark-end text:name="__RefHeading___Toc1166_2336233587"/></text:h>
      <text:p text:style-name="P3"> </text:p>
      <text:p text:style-name="P3"><text:soft-page-break/><text:span text:style-name="T1">Egipt dzieli się na cztery regiony geograficzne: </text:span> </text:p>
      <text:list xml:id="list3794253961" text:style-name="L1">
        <text:list-item>
          <text:p text:style-name="P19"><text:span text:style-name="T1">Pustynię Libijską (Zachodnią), </text:span> </text:p>
        </text:list-item>
      </text:list>
      <text:list xml:id="list995405680" text:style-name="L2">
        <text:list-item>
          <text:p text:style-name="P20"><text:span text:style-name="T1">Pustynię Arabską (Wschodnią), </text:span> </text:p>
        </text:list-item>
        <text:list-item>
          <text:p text:style-name="P20"><text:span text:style-name="T1">dolinę i deltę Nilu, </text:span> </text:p>
        </text:list-item>
        <text:list-item>
          <text:p text:style-name="P20"><text:span text:style-name="T1">oraz półwysep Synaj. </text:span> </text:p>
        </text:list-item>
      </text:list>
      <text:p text:style-name="P3">   <text:span text:style-name="T1">Na wschód od granicy z Libią ciągnie się Pustynia Libijska z suchymi wapiennymi skałami, zajmująca dwie trzecie powierzchni kraju. Na południu pustyni góry dochodzą do wysokości około 2000 m n.p.m. Na północy znajduje się depresja Al-Kattara (133 m p.p.m.). Wzdłuż Nilu i Morza Czerwonego rozciąga się kamienista Pustynia Arabska, z erozyjnymi górami Atbaj (najwyższy szczyt Dżabal Szaib al-Banat, 2187 m n.p.m.) i piaskowcowymi płaskowyżami. Wzdłuż południowej części wybrzeża ciągną się góry przechodzące w Wyżynę Abisyńską. Morze Czerwone poprzez Zatokę Sueską połączone jest z Port Saidem i z Morzem Śródziemnym Kanałem Sueskim. Na wschód od kanału leży półwysep Synaj, pustynny i górzysty, z najwyższym szczytem, Górą Świętej Katarzyny, 2637 m n.p.m. Jedyną stałą rzeką jest Nil, którego żyzna dolina o szerokości od 3 km do 15 km ciągnie się na wschód od Pustyni Libijskiej. Na Nilu wybudowano (1960-1970) Wielką Tamę Asuańską, w wyniku czego powstał sztuczny zbiornik wodny zwany Jeziorem Nasera. </text:span> </text:p>
      <text:p text:style-name="P3"> </text:p>
      <text:p text:style-name="P3"> </text:p>
      <text:h text:style-name="Heading_20_2" text:outline-level="2"><text:bookmark-start text:name="__RefHeading___Toc1168_2336233587"/><text:span text:style-name="T1">Klimat </text:span> <text:bookmark-end text:name="__RefHeading___Toc1168_2336233587"/></text:h>
      <text:p text:style-name="P3">   <text:span text:style-name="T1">Zwrotnikowy skrajnie suchy, jedynie w wąskim pasie wybrzeża Morza Śródziemnego podzwrotnikowy typu śródziemnomorskiego. Lato (od maja do października) jest gorące i suche, z możliwymi gwałtownymi spadkami temperatury w nocy. Zima jest chłodniejsza, zwłaszcza w regionach pustynnych. Na wiosnę (od końca kwietnia do czerwca), wieje chamsin, gorący suchy wiatr, niosący pył pustynny, burze piaskowe i upały. Średnia temperatura stycznia na północy wynosi 12-14oC, na południu do 17oC, a lipca - około 23oC na północy, do 33oC na południu. Roczna suma opadów na północy wynosi do 200 mm, na południu zaledwie do kilku milimetrów. </text:span> </text:p>
      <text:p text:style-name="P3"><text:span text:style-name="T1">Tabela temperatur w poszczególnych miesiącach </text:span> </text:p>
      <text:section text:style-name="Sect2" text:name="{cc721e4b-16cd-4148-b739-3af44777f74a}{40}">
        <text:p text:style-name="P18"/>
      </text:section>
      <table:table table:name="Tabela2" table:style-name="Tabela2">
        <table:table-column table:style-name="Tabela2.A"/>
        <table:table-column table:style-name="Tabela2.B"/>
        <table:table-column table:style-name="Tabela2.C" table:number-columns-repeated="2"/>
        <table:table-column table:style-name="Tabela2.B"/>
        <table:table-column table:style-name="Tabela2.C" table:number-columns-repeated="2"/>
        <table:table-column table:style-name="Tabela2.H"/>
        <table:table-column table:style-name="Tabela2.I"/>
        <table:table-column table:style-name="Tabela2.C" table:number-columns-repeated="3"/>
        <table:table-column table:style-name="Tabela2.M"/>
        <table:table-row table:style-name="TableLine1980765646640">
          <table:table-cell table:style-name="Tabela2.A1" office:value-type="string">
            <text:p text:style-name="P2"><text:span text:style-name="T1">MIESIĄC</text:span> </text:p>
          </table:table-cell>
          <table:table-cell table:style-name="Tabela2.A1" office:value-type="string">
            <text:p text:style-name="P2"><text:span text:style-name="T1">I</text:span> </text:p>
          </table:table-cell>
          <table:table-cell table:style-name="Tabela2.A1" office:value-type="string">
            <text:p text:style-name="P2"><text:span text:style-name="T1">II</text:span> </text:p>
          </table:table-cell>
          <table:table-cell table:style-name="Tabela2.A1" office:value-type="string">
            <text:p text:style-name="P2"><text:span text:style-name="T1">III</text:span> </text:p>
          </table:table-cell>
          <table:table-cell table:style-name="Tabela2.A1" office:value-type="string">
            <text:p text:style-name="P2"><text:span text:style-name="T1">IV</text:span> </text:p>
          </table:table-cell>
          <table:table-cell table:style-name="Tabela2.A1" office:value-type="string">
            <text:p text:style-name="P2"><text:span text:style-name="T1">V</text:span> </text:p>
          </table:table-cell>
          <table:table-cell table:style-name="Tabela2.A1" office:value-type="string">
            <text:p text:style-name="P2"><text:span text:style-name="T1">VI</text:span> </text:p>
          </table:table-cell>
          <table:table-cell table:style-name="Tabela2.A1" office:value-type="string">
            <text:p text:style-name="P2"><text:span text:style-name="T1">VII</text:span> </text:p>
          </table:table-cell>
          <table:table-cell table:style-name="Tabela2.A1" office:value-type="string">
            <text:p text:style-name="P2"><text:span text:style-name="T1">VIII</text:span> </text:p>
          </table:table-cell>
          <table:table-cell table:style-name="Tabela2.A1" office:value-type="string">
            <text:p text:style-name="P2"><text:span text:style-name="T1">IX</text:span> </text:p>
          </table:table-cell>
          <table:table-cell table:style-name="Tabela2.A1" office:value-type="string">
            <text:p text:style-name="P2"><text:span text:style-name="T1">X</text:span> </text:p>
          </table:table-cell>
          <table:table-cell table:style-name="Tabela2.A1" office:value-type="string">
            <text:p text:style-name="P2"><text:span text:style-name="T1">XI</text:span> </text:p>
          </table:table-cell>
          <table:table-cell table:style-name="Tabela2.A1" office:value-type="string">
            <text:p text:style-name="P2"><text:span text:style-name="T1">XII</text:span> </text:p>
          </table:table-cell>
        </table:table-row>
        <table:table-row table:style-name="TableLine1980765648944">
          <table:table-cell table:style-name="Tabela2.A1" office:value-type="string">
            <text:p text:style-name="P2"><text:span text:style-name="T1">KAIR</text:span> </text:p>
          </table:table-cell>
          <table:table-cell table:style-name="Tabela2.A1" office:value-type="string">
            <text:p text:style-name="P2"><text:span text:style-name="T1">19oC</text:span> </text:p>
          </table:table-cell>
          <table:table-cell table:style-name="Tabela2.A1" office:value-type="string">
            <text:p text:style-name="P2"><text:span text:style-name="T1">20</text:span> <text:span text:style-name="T1">oC</text:span> </text:p>
          </table:table-cell>
          <table:table-cell table:style-name="Tabela2.A1" office:value-type="string">
            <text:p text:style-name="P2"><text:span text:style-name="T1">23</text:span> <text:span text:style-name="T1">oC</text:span> </text:p>
          </table:table-cell>
          <table:table-cell table:style-name="Tabela2.A1" office:value-type="string">
            <text:p text:style-name="P2"><text:span text:style-name="T1">28</text:span> <text:span text:style-name="T1">oC</text:span> </text:p>
          </table:table-cell>
          <table:table-cell table:style-name="Tabela2.A1" office:value-type="string">
            <text:p text:style-name="P2"><text:span text:style-name="T1">32</text:span> <text:span text:style-name="T1">oC</text:span> </text:p>
          </table:table-cell>
          <table:table-cell table:style-name="Tabela2.A1" office:value-type="string">
            <text:p text:style-name="P2"><text:span text:style-name="T1">34</text:span> <text:span text:style-name="T1">oC</text:span> </text:p>
          </table:table-cell>
          <table:table-cell table:style-name="Tabela2.A1" office:value-type="string">
            <text:p text:style-name="P2"><text:span text:style-name="T1">35</text:span> <text:span text:style-name="T1">oC</text:span> </text:p>
          </table:table-cell>
          <table:table-cell table:style-name="Tabela2.A1" office:value-type="string">
            <text:p text:style-name="P2"><text:span text:style-name="T1">35</text:span> <text:span text:style-name="T1">oC</text:span> </text:p>
          </table:table-cell>
          <table:table-cell table:style-name="Tabela2.A1" office:value-type="string">
            <text:p text:style-name="P2"><text:span text:style-name="T1">32</text:span> <text:span text:style-name="T1">oC</text:span> </text:p>
          </table:table-cell>
          <table:table-cell table:style-name="Tabela2.A1" office:value-type="string">
            <text:p text:style-name="P2"><text:span text:style-name="T1">30</text:span> <text:span text:style-name="T1">oC</text:span> </text:p>
          </table:table-cell>
          <table:table-cell table:style-name="Tabela2.A1" office:value-type="string">
            <text:p text:style-name="P2"><text:span text:style-name="T1">24</text:span> <text:span text:style-name="T1">oC</text:span> </text:p>
          </table:table-cell>
          <table:table-cell table:style-name="Tabela2.A1" office:value-type="string">
            <text:p text:style-name="P2"><text:span text:style-name="T1">2</text:span> <text:span text:style-name="T1">oC</text:span> </text:p>
          </table:table-cell>
        </table:table-row>
        <table:table-row table:style-name="TableLine1980765648368">
          <table:table-cell table:style-name="Tabela2.A1" office:value-type="string">
            <text:p text:style-name="P2"><text:span text:style-name="T1">LUXOR</text:span> </text:p>
          </table:table-cell>
          <table:table-cell table:style-name="Tabela2.A1" office:value-type="string">
            <text:p text:style-name="P2"><text:span text:style-name="T1">23</text:span> <text:span text:style-name="T1">oC</text:span> </text:p>
          </table:table-cell>
          <table:table-cell table:style-name="Tabela2.A1" office:value-type="string">
            <text:p text:style-name="P2"><text:span text:style-name="T1">26</text:span> <text:span text:style-name="T1">oC</text:span> </text:p>
          </table:table-cell>
          <table:table-cell table:style-name="Tabela2.A1" office:value-type="string">
            <text:p text:style-name="P2"><text:span text:style-name="T1">30</text:span> <text:span text:style-name="T1">oC</text:span> </text:p>
          </table:table-cell>
          <table:table-cell table:style-name="Tabela2.A1" office:value-type="string">
            <text:p text:style-name="P2"><text:span text:style-name="T1">35 oC</text:span> </text:p>
          </table:table-cell>
          <table:table-cell table:style-name="Tabela2.A1" office:value-type="string">
            <text:p text:style-name="P2"><text:span text:style-name="T1">38</text:span> <text:span text:style-name="T1">oC</text:span> </text:p>
          </table:table-cell>
          <table:table-cell table:style-name="Tabela2.A1" office:value-type="string">
            <text:p text:style-name="P2"><text:span text:style-name="T1">42</text:span> <text:span text:style-name="T1">oC</text:span> </text:p>
          </table:table-cell>
          <table:table-cell table:style-name="Tabela2.A1" office:value-type="string">
            <text:p text:style-name="P2"><text:span text:style-name="T1">41</text:span> <text:span text:style-name="T1">oC</text:span> </text:p>
          </table:table-cell>
          <table:table-cell table:style-name="Tabela2.A1" office:value-type="string">
            <text:p text:style-name="P2"><text:span text:style-name="T1">41</text:span> <text:span text:style-name="T1">oC</text:span> </text:p>
          </table:table-cell>
          <table:table-cell table:style-name="Tabela2.A1" office:value-type="string">
            <text:p text:style-name="P2"><text:span text:style-name="T1">39</text:span> <text:span text:style-name="T1">oC</text:span> </text:p>
          </table:table-cell>
          <table:table-cell table:style-name="Tabela2.A1" office:value-type="string">
            <text:p text:style-name="P2"><text:span text:style-name="T1">36</text:span> <text:span text:style-name="T1">oC</text:span> </text:p>
          </table:table-cell>
          <table:table-cell table:style-name="Tabela2.A1" office:value-type="string">
            <text:p text:style-name="P2"><text:span text:style-name="T1">30</text:span> <text:span text:style-name="T1">oC</text:span> </text:p>
          </table:table-cell>
          <table:table-cell table:style-name="Tabela2.A1" office:value-type="string">
            <text:p text:style-name="P2"><text:span text:style-name="T1">25</text:span> <text:span text:style-name="T1">oC</text:span> </text:p>
          </table:table-cell>
        </table:table-row>
        <table:table-row table:style-name="TableLine1980765648656">
          <table:table-cell table:style-name="Tabela2.A1" office:value-type="string">
            <text:p text:style-name="P2"><text:span text:style-name="T1">HURGHADA </text:span> </text:p>
          </table:table-cell>
          <table:table-cell table:style-name="Tabela2.A1" office:value-type="string">
            <text:p text:style-name="P2"><text:span text:style-name="T1">23</text:span> <text:span text:style-name="T1">oC</text:span> </text:p>
          </table:table-cell>
          <table:table-cell table:style-name="Tabela2.A1" office:value-type="string">
            <text:p text:style-name="P2"><text:span text:style-name="T1">25</text:span> <text:span text:style-name="T1">oC</text:span> </text:p>
          </table:table-cell>
          <table:table-cell table:style-name="Tabela2.A1" office:value-type="string">
            <text:p text:style-name="P2"><text:span text:style-name="T1">29</text:span> <text:span text:style-name="T1">oC</text:span> </text:p>
          </table:table-cell>
          <table:table-cell table:style-name="Tabela2.A1" office:value-type="string">
            <text:p text:style-name="P2"><text:span text:style-name="T1">34oC</text:span> </text:p>
          </table:table-cell>
          <table:table-cell table:style-name="Tabela2.A1" office:value-type="string">
            <text:p text:style-name="P2"><text:span text:style-name="T1">39</text:span> <text:span text:style-name="T1">oC</text:span> </text:p>
          </table:table-cell>
          <table:table-cell table:style-name="Tabela2.A1" office:value-type="string">
            <text:p text:style-name="P2"><text:span text:style-name="T1">40</text:span> <text:span text:style-name="T1">oC</text:span> </text:p>
          </table:table-cell>
          <table:table-cell table:style-name="Tabela2.A1" office:value-type="string">
            <text:p text:style-name="P2"><text:span text:style-name="T1">40</text:span> <text:span text:style-name="T1">oC</text:span> </text:p>
          </table:table-cell>
          <table:table-cell table:style-name="Tabela2.A1" office:value-type="string">
            <text:p text:style-name="P2"><text:span text:style-name="T1">41</text:span> <text:span text:style-name="T1">oC</text:span> </text:p>
          </table:table-cell>
          <table:table-cell table:style-name="Tabela2.A1" office:value-type="string">
            <text:p text:style-name="P2"><text:span text:style-name="T1">38</text:span> <text:span text:style-name="T1">oC</text:span> </text:p>
          </table:table-cell>
          <table:table-cell table:style-name="Tabela2.A1" office:value-type="string">
            <text:p text:style-name="P2"><text:span text:style-name="T1">35</text:span> <text:span text:style-name="T1">oC</text:span> </text:p>
          </table:table-cell>
          <table:table-cell table:style-name="Tabela2.A1" office:value-type="string">
            <text:p text:style-name="P2"><text:span text:style-name="T1">29</text:span> <text:span text:style-name="T1">oC</text:span> </text:p>
          </table:table-cell>
          <table:table-cell table:style-name="Tabela2.A1" office:value-type="string">
            <text:p text:style-name="P2"><text:span text:style-name="T1">28</text:span> <text:span text:style-name="T1">oC</text:span> </text:p>
          </table:table-cell>
        </table:table-row>
        <table:table-row table:style-name="TableLine1980765639728">
          <table:table-cell table:style-name="Tabela2.A1" office:value-type="string">
            <text:p text:style-name="P2"><text:span text:style-name="T1">ASUAN</text:span> </text:p>
          </table:table-cell>
          <table:table-cell table:style-name="Tabela2.A1" office:value-type="string">
            <text:p text:style-name="P2"><text:span text:style-name="T1">22</text:span> <text:span text:style-name="T1">oC</text:span> </text:p>
          </table:table-cell>
          <table:table-cell table:style-name="Tabela2.A1" office:value-type="string">
            <text:p text:style-name="P2"><text:span text:style-name="T1">22</text:span> <text:span text:style-name="T1">oC</text:span> </text:p>
          </table:table-cell>
          <table:table-cell table:style-name="Tabela2.A1" office:value-type="string">
            <text:p text:style-name="P2"><text:span text:style-name="T1">24</text:span> <text:span text:style-name="T1">oC</text:span> </text:p>
          </table:table-cell>
          <table:table-cell table:style-name="Tabela2.A1" office:value-type="string">
            <text:p text:style-name="P2"><text:span text:style-name="T1">26oC</text:span> </text:p>
          </table:table-cell>
          <table:table-cell table:style-name="Tabela2.A1" office:value-type="string">
            <text:p text:style-name="P2"><text:span text:style-name="T1">27</text:span> <text:span text:style-name="T1">oC</text:span> </text:p>
          </table:table-cell>
          <table:table-cell table:style-name="Tabela2.A1" office:value-type="string">
            <text:p text:style-name="P2"><text:span text:style-name="T1">31</text:span> <text:span text:style-name="T1">oC</text:span> </text:p>
          </table:table-cell>
          <table:table-cell table:style-name="Tabela2.A1" office:value-type="string">
            <text:p text:style-name="P2"><text:span text:style-name="T1">32</text:span> <text:span text:style-name="T1">oC</text:span> </text:p>
          </table:table-cell>
          <table:table-cell table:style-name="Tabela2.A1" office:value-type="string">
            <text:p text:style-name="P2"><text:span text:style-name="T1">33</text:span> <text:span text:style-name="T1">oC</text:span> </text:p>
          </table:table-cell>
          <table:table-cell table:style-name="Tabela2.A1" office:value-type="string">
            <text:p text:style-name="P2"><text:span text:style-name="T1">30</text:span> <text:span text:style-name="T1">oC</text:span> </text:p>
          </table:table-cell>
          <table:table-cell table:style-name="Tabela2.A1" office:value-type="string">
            <text:p text:style-name="P2"><text:span text:style-name="T1">28</text:span> <text:span text:style-name="T1">oC</text:span> </text:p>
          </table:table-cell>
          <table:table-cell table:style-name="Tabela2.A1" office:value-type="string">
            <text:p text:style-name="P2"><text:span text:style-name="T1">25</text:span> <text:span text:style-name="T1">oC</text:span> </text:p>
          </table:table-cell>
          <table:table-cell table:style-name="Tabela2.A1" office:value-type="string">
            <text:p text:style-name="P2"><text:span text:style-name="T1">22</text:span> <text:span text:style-name="T1">oC</text:span> </text:p>
          </table:table-cell>
        </table:table-row>
      </table:table>
      <text:p text:style-name="P3"> </text:p>
      <text:h text:style-name="Heading_20_2" text:outline-level="2"><text:bookmark-start text:name="__RefHeading___Toc1170_2336233587"/><text:span text:style-name="T1">Fauna i flora</text:span> <text:bookmark-end text:name="__RefHeading___Toc1170_2336233587"/></text:h>
      <text:p text:style-name="P3">   <text:span text:style-name="T1">Na większości obszarów pustynnych występują suchorośla, czyli kserofity. Jedynie na Pustyni Arabskiej rośnie mimoza, trawy i tamaryszek. Zwierzęta pustynne to gazele, hieny, szakale, różnorakie gryzonie, skorpiony, węże i wiele owadów. W pobliżu zbiorników wodnych lub płytkich wód podziemnych rosną palmy daktylowe i widlice tebańskie. </text:span> </text:p>
      <text:p text:style-name="P3">   <text:span text:style-name="T1">W delcie Nilu często spotyka się mangusty, czaple białe i ibisy. </text:span> </text:p>
      <text:h text:style-name="Heading_20_2" text:outline-level="2"><text:bookmark-start text:name="__RefHeading___Toc1172_2336233587"/><text:soft-page-break/><text:span text:style-name="T1">Historia</text:span> <text:bookmark-end text:name="__RefHeading___Toc1172_2336233587"/></text:h>
      <text:p text:style-name="P3">   <text:span text:style-name="T1">Cywilizacja Egiptu należy do najstarszych na świecie. Okres prehistoryczny skończył się około roku 2850 p.n.e., kiedy władca Egiptu, Menes, zjednoczył w jedno państwo Egipt Dolny i Egipt Górny ze stolicą w Memfis oraz założył I dynastię. Dzieje starożytnego Egiptu dzielone są na Stare Państwo (ok. 2850-2052 p.n.e. czas budowy piramid w Gizie), Średnie Państwo (2052-1570, okres rozbudowy; reorganizacji i ponownego rozkwitu) i Nowe Państwo (ok. 1574-1085 p.n.e., dalszy rozkwit kraju, rozwój handlu, budowa świątyń w Tebach, obecny Kamak, i w Luksorze oraz nekropolii w Dolinie Królów, a także wzrost potęgi kapłanów, utrata prowincji azjatyckich) oraz Epokę Późną (ok.1085-332 p.n.e., upadek polityczny Egiptu, państwo od 671 p.n.e. pod władzą Asyrii, a następnie, od 525 p.n.e., Persów). W 332 roku p.n.e. Egipt został podbity przez Aleksandra Wielkiego i stał się jedną z prowincji. Po jego śmierci powstała tam monarchia Ptolemeuszów, z której wywodziła się królowa Kleopatra VII (69-30 p.n.e.). Jej rządy były kolejnym dobrym okresem w dziejach państwa egipskiego. W 30 roku p.n.e. Egipt stał się prowincją rzymską i był nią aż do 395 roku n.e., kiedy to znalazł się w granicach cesarstwa bizantyjskiego. W roku 641 kraj podbili Arabowie, narzucili islam i rozpoczęli arabizację ludności. W 1517 roku państwo zostało podbite przez Turków osmańskich - nastąpił regres w rozwoju gospodarczym i kulturalnym kraju. W roku 1798 Napoleon Bonaparte bezskutecznie próbował opanować Egipt. W roku 1805 gubernatorem osmańskim w Egipcie został Albańczyk Muhammad Ali, który rządził do roku 1849 (założona przez niego dynastia panowała w Egipcie do roku 1952). Uniezależnił kraj od Turcji, przeprowadził reformy administracji, szkolnictwa i armii oraz zmodernizował gospodarkę. W latach 1838-1841 prowadził wojny z Turcją. Lekkomyślna polityka i rozrzutność jego następców spowodowały zadłużenie państwa w bankach francuskich i angielskich. W roku 1869 otwarto Kanał Sueski. Trudności gospodarcze doprowadziły do odsprzedania egipskich udziałów w kanale Anglikom. W roku 1876 doszło do ustanowienia francusko-brytyjskiej kontroli nad finansami kraju. Pięć lat potem (1881) wybuchło powstanie niepodległościowe Urabiego Paszy, krwawo stłumione przez Brytyjczyków w roku 1882. Egipt stał się protektoratem Wielkiej Brytanii. W roku 1922 uzyskał niepodległość jako monarchia konstytucyjna z królem Fuadem I na czele. W roku 1936 na tronie zasiadł syn Fuada I, Faruk. Podczas II wojny światowej Egipt stanowił główną bazę brytyjską. W 1952 roku organizacja Wolnych Oficerów obaliła króla Faruka, a władzę objął generał Muhammad Nagib, który w latach 1953-1954 był prezydentem kraju. W roku 1954 Nagib został obalony przez pułkownika Gamala Abd-el Nasera. Za jego rządów znacjonalizowano Kanał Sueski, co spowodowało nieudaną interwencję Wielkiej Brytanii, Francji i Izraela, pragnących odzyskać dawne wpływy. Po tzw. wojnie sześciodniowej z Izraelem Egipt utracił Synaj. Następcą Nasera został Anwar es Sadat, który zerwał więzi z ZSRR, a dążył do utrzymania przyjaznych stosunków z Zachodem. W 1979 roku zawarł układ pokojowy z Izraelem (odzyskał Synaj), co spowodowało dziesięcioletnią izolację Egiptu wśród państw arabskich. W roku 1981 zginął w wyniku zamachu. Rządy po nim objął obecny prezydent Hosni Mubarak. </text:span> </text:p>
      <text:h text:style-name="Heading_20_2" text:outline-level="2"><text:bookmark-start text:name="__RefHeading___Toc1174_2336233587"/><text:span text:style-name="T1">Kultura i sztuka</text:span> <text:bookmark-end text:name="__RefHeading___Toc1174_2336233587"/></text:h>
      <text:p text:style-name="P3">   <text:span text:style-name="T1">To przede wszystkim wspaniała architektura piramid, świątyń egipskich i grobowców (a także imponująca rzeźba), pozostająca na usługach władców i religii. W Starym Państwie skodyfikowano tzw. kanon egipski, będący zbiorem zasad kompozycji i proporcji w sztuce i architekturze. Ustalał on sposoby przedstawiania postaci zależnie od przynależności klasowej: w rzeźbie - panującego w </text:span><text:soft-page-break/><text:span text:style-name="T1">postawie siedzącej lub kroczącej, nieodmiennie młodego, urzędników-realistycznie, lud zawsze przy pracy. </text:span> </text:p>
      <text:h text:style-name="Heading_20_2" text:outline-level="2"><text:bookmark-start text:name="__RefHeading___Toc1176_2336233587"/><text:span text:style-name="T1">Atrakcyjne miejsca</text:span> <text:bookmark-end text:name="__RefHeading___Toc1176_2336233587"/></text:h>
      <text:p text:style-name="P3">   <text:span text:style-name="T1">Główną atrakcją Egiptu są piramidy z okresu Starego Państwa: najstarsza, schodkowa - Dżosera w Sakkarze, tzw. łamana króla Snofru w Duhszur oraz Cheopsa (największa), Chefrena i Mykerinosa, a także strzegący tych piramid Sfinks w Gizie (przedmieście Kairu). Najcenniejszymi budowlami sakralnymi są świątynie w Luksorze i Kamaku, a także nekropolie (Teby Zachodnie) w Dolinie Królów (m.in. grobowiec Tutenchamona) i w Dolinie Królowych (grobowiec Nefretete). Ponadto w Aleksandrii znajduje się wiele zabytków z czasów rzymskich, m.in. amfiteatr, kolumna Pompejusza, katakumby, a w Kairze i Aleksandrii są liczne stare meczety i kościoły koptyjskie. W Kairze warto też zwiedzić Muzeum Egipskie, założone w 1857 roku, którego zbiory obejmują wszystkie fazy cywilizacji dawnego Egiptu od czasów predynastycznych do epoki grecko-rzymskiej.</text:span> </text:p>
      <text:h text:style-name="Heading_20_2" text:outline-level="2"><text:bookmark-start text:name="__RefHeading___Toc1178_2336233587"/><text:span text:style-name="T5">Struktura </text:span>rządu<text:span text:style-name="T5"> w Egipcie</text:span><text:bookmark-end text:name="__RefHeading___Toc1178_2336233587"/></text:h>
      <text:p text:style-name="P3">   <text:span text:style-name="T1">Arabska Republika Egiptu posiada wielopartyjny system polityczny. Zgodnie z Konstytucją z roku 1980 naród sprawuje wszelką władzę, suwerenność prawa jest podstawą rządzenia, a naród egipski jest częścią narodu arabskiego.</text:span> </text:p>
      <text:p text:style-name="P3">   <text:span text:style-name="T1">System polityczny składa się z trzech głównych władz: wykonawczej, ustawodawczej i sądowniczej. Prasa jest uważana za czwartą władzę, będącą popularną, niezależną i wolną w wyrażaniu opinii i poglądów. Lokalny system administracyjny został zdecentralizowany - stanowi on, że gubernator reprezentuje Prezydenta Republiki na terenie swojego gubernatorstwa.</text:span> </text:p>
      <text:p text:style-name="P3">   <text:span text:style-name="T1">Głową Państwa jest prezydent będący legalnym jego przedstawicielem w czasach wojny i pokoju. Prezydent musi być Egipcjaninem, urodzonym z rodziców Egipcjan, mającym nie mniej niż 40 lat, posiadać pełnię praw politycznych i obywatelskich. </text:span> </text:p>
      <text:p text:style-name="P3">   <text:span text:style-name="T1">Rząd jest najwyższym ciałem wykonawczym i administracyjnym w państwie. W jego skład wchodzi premier, jego zastępcy i ministrowie, a kieruje nim premier. Główne zadania rządu to: przewodzenie, koordynacja oraz nadzór bieżący nad pracą ministerstw oraz ciał pokrewnych, wydawanie dekretów administracyjnych i wykonawczych zgodnie z prawem i nadzorowanie ich realizacji, jak również wydawanie projektów ustaw, budżetu narodowego i planu państwowego.</text:span> </text:p>
      <text:p text:style-name="P3">   <text:span text:style-name="T1">Władza ustawodawcza</text:span> <text:span text:style-name="T1">należy do jednoizbowego Zgromadzenia Ludowego (Parlament) posiadającego inicjatywę ustawodawczą oraz do Rady Shury, będącej ciałem doradczym. W świetle prawa w skład Zgromadzenia Ludowego</text:span> <text:span text:style-name="T1">wchodzi 444 członków, z czego przynajmniej połowę muszą stanowić robotnicy i rolnicy, a prezydent ma prawo powołania 10 członków Zgromadzenia. Kadencja zgromadzenia trwa 6 lat i rozpoczyna się w dniu pierwszego posiedzenia. Wybory do Zgromadzenia zwoływane są na 60 dni przed wygaśnięciem bieżącej kadencji, a członkowie są wybierani w drodze tajnego głosowania na podstawie powszechnego prawa wyborczego. Kobiety posiadają równe prawa w zakresie czynnego i biernego prawa wyborczego.</text:span> </text:p>
      <text:h text:style-name="Heading_20_2" text:outline-level="2"><text:bookmark-start text:name="__RefHeading___Toc1180_2336233587"/><text:soft-page-break/><text:span text:style-name="T1">Prasa</text:span> <text:bookmark-end text:name="__RefHeading___Toc1180_2336233587"/></text:h>
      <text:p text:style-name="P3">   <text:span text:style-name="T1">Prasa egipska posiada całkowitą swobodę działania jako władza ludowa chroniona zapisami konstytucyjnymi. Zgodnie z konstytucją do której zostały wprowadzone poprawki w 1980 r., i prawem prasowym Nr 148 z 1991 r. „dziennikarze są niezależni oraz wykonując swoje funkcje, podlegają wyłącznie prawu”. Istnieją dwa rodzaje prasy:</text:span> </text:p>
      <text:p text:style-name="P3"><text:span text:style-name="T1">Prasa narodowa składająca się z gazet wydawanych przez fundacje prasowe, jak również przez Bliskowschodnią Agencję Informacyjną (the Middle East News Agency).</text:span> </text:p>
      <text:p text:style-name="P3"><text:span text:style-name="T1">Prasa partyjna wyrażająca opinię partii bez względu na to, czy jest to partia większościowa czy opozycyjna.</text:span> </text:p>
      <text:p text:style-name="P3"> </text:p>
      <text:p text:style-name="P3"> </text:p>
      <text:h text:style-name="Heading_20_2" text:outline-level="2"><text:bookmark-start text:name="__RefHeading___Toc1182_2336233587"/><text:span text:style-name="T1">System administracyjny</text:span> <text:bookmark-end text:name="__RefHeading___Toc1182_2336233587"/></text:h>
      <text:p text:style-name="P3">   <text:span text:style-name="T1">Konstytucja definiuje podział administracyjny Egiptu, jak również tworzenie rad lokalnych i zakres ich kompetencji. Zgodnie z nią istnieje 26 gubernatorstw dzielących się na okręgi, wsie i miasta. Przy ustalaniu podziałów administracyjnych uwzględniane są czynniki naturalne, ludnościowe i mieszkaniowe panujące na danym obszarze.</text:span> </text:p>
      <text:h text:style-name="Heading_20_1" text:outline-level="1"><text:bookmark-start text:name="__RefHeading___Toc1184_2336233587"/><text:span text:style-name="T1">Co warto zwiedzić </text:span> <text:bookmark-end text:name="__RefHeading___Toc1184_2336233587"/></text:h>
      <text:p text:style-name="P3"><text:span text:style-name="T1">Nil dzieli tu dwa światy - żywych i umarłych. Po prawej stronie rzeki, tam, gdzie wschodzi słońce, jest miasto żywych - Luksor, po lewej, gdzie zachodzi, miasto umarłych, czyli część starożytnych Teb</text:span> </text:p>
      <text:h text:style-name="Heading_20_4" text:outline-level="4"><text:bookmark-start text:name="__RefHeading___Toc1186_2336233587"/>Kair<text:bookmark-end text:name="__RefHeading___Toc1186_2336233587"/></text:h>
      <text:p text:style-name="P3">   <text:span text:style-name="T1">Kair, w którym mieszka 16 mln osób, to największe miasto Afryki. Na ulicach oprócz rodowitych Egipcjan jest wielu Nubijczyków, Arabów i Beduinów.</text:span> </text:p>
      <text:p text:style-name="P3">   <text:span text:style-name="T1">Zwiedzanie egipskiej stolicy warto zacząć od jej islamskiej części. Niestety, stan większości zachowanych budynków jest dziś raczej opłakany, choć prowadzone obecnie prace renowacyjne niektórym z nich przywrócą dawną świetność. Najbardziej ruchliwym rejonem jest tu bazar Chan al-Chalili - zlepek targowisk, na których handluje się złotem, srebrem, biżuterią, pamiątkami, ubraniami i wyrobami rzemieślniczymi (jedno z najlepszych miejsc na zakup pamiątek). Zaraz przy bazarze znajduje się jeden z najbardziej okazałych zabytków fatymidzkich - meczet Al-Azhar, zbudowany w 970 roku. Uniwersytet założony przy meczecie dla studiowania prawa koranicznego jest najstarszym w świecie. W murach uczelni znajduje się Brama Fryzjerów (golono tutaj studentom głowy), biblioteka z 60 tys. rękopisów, a także dziedziniec z krytą salą modlitewną. </text:span> </text:p>
      <text:h text:style-name="Heading_20_4" text:outline-level="4"><text:bookmark-start text:name="__RefHeading___Toc1188_2336233587"/><text:span text:style-name="T1">Strzeżone przez Sfinksa</text:span> <text:bookmark-end text:name="__RefHeading___Toc1188_2336233587"/></text:h>
      <text:p text:style-name="P3">   <text:span text:style-name="T1">Porażające ogromem stożkowe piramidy znajdują się na południe od Kairu. Trzy najokazalsze są w Gizie. Powstały one w drugiej połowie trzeciego tysiąclecia przed naszą erą. Największa z nich to piramida Cheopsa (ma prawie 137 metrów wysokości), pozostałe to piramidy Chefrena i Mykerinosa. Do budowy najwyższej użyto 2 mln kamiennych bloków. Zwiedzać można najmniejszą z nich - piramidę Mykerinosa. Wejścia strzeże Sfinks, monument o twarzy człowieka i ciele lwa. Warto zostać w Gizie do wieczora, kiedy organizowane są pokazy „światło i dźwięk” z piramidami w tle.</text:span> </text:p>
      <text:p text:style-name="P3"><text:soft-page-break/><text:span text:style-name="T1">Poniżej Gizy znajduje się jeszcze wiele piramid, ale już trudniej dostępnych. Do najważniejszych należy schodkowa piramida Dżosera w Sakkarze, zaliczana do najstarszych budowli kamiennych na świecie (powstała około 2700 roku p.n.e. ).</text:span> </text:p>
      <text:p text:style-name="P3">   <text:span text:style-name="T1">Warto obejrzeć kaplicę wybudowaną za czasów Totmesa III oraz święte jezioro, skąd pobierano wodę do celów rytualnych. Przy jeziorze zobaczyć można granitowego skarabeusza i wierzchołek obelisku królowej Hatszepsut.</text:span> </text:p>
      <text:p text:style-name="P3"> </text:p>
      <text:h text:style-name="Heading_20_4" text:outline-level="4"><text:bookmark-start text:name="__RefHeading___Toc1190_2336233587"/><text:span text:style-name="T1">Dolina Królów i Królowych</text:span> <text:bookmark-end text:name="__RefHeading___Toc1190_2336233587"/></text:h>
      <text:p text:style-name="P3">   <text:span text:style-name="T1">Drugą ważną świątynią jest ta, którą wybudowano nad Nilem w samym centrum Luksoru. Na uwagę zasługują tutaj przede wszystkim: aleja sfinksów, ruiny twierdzy rzymskiej, kolumnada, dziedziniec kolumnowy, kaplica królowej Hatszepsut oraz meczet Abu al-Haggaga.</text:span> </text:p>
      <text:p text:style-name="P3"><text:span text:style-name="T1">Na drugim brzegu Nilu - do państwie umarłych - do najciekawszych miejsc zalicza się w tym rejonie Dolina Królów położona po drugiej stronie gór. Wśród grobów królewskich, wybudowanych po to, aby ułatwić przejście do drugiego świata, jest zaliczany do najstarszych - grobowiec Tomsesa I. Na ścianach widnieją tak zwane Księgi Świata Podziemnego, jak uważali Egipcjanie, ułatwiający wędrówkę po świecie zmarłych. Malunki przedstawiają sceny z tamtego świata, tak jak sobie wyobrażali ich autorzy. Godne polecenia grobowce, to: grobowiec Ramzesa III, Ramzesa VI, Horemhba, Tutenchamona. W całej dolinie jest ich ponad 20.</text:span> </text:p>
      <text:p text:style-name="P3"><text:span text:style-name="T1">Po przeciwnej stronie gór znajdują się grobowce prywatne -Tombs of the Nobles. Najlepiej wybrać się do grobowców Rechmire i Sennefera. W pobliżu znajduje się zbudowana na trzech tarasach Świątynia Hatszepsut. Prace przy niej prowadzili polscy archeolodzy.</text:span> </text:p>
      <text:p text:style-name="P3"><text:span text:style-name="T1">Nie zapomnijmy też o Dolinie Królowych wraz z grobowcem Nefretete.</text:span> </text:p>
      <text:p text:style-name="P3">   <text:span text:style-name="T1">Do najciekawszych zabytków położonych po lewej stronie Nilu na pustyni należą klasztor Świętego Symeona i grobowce skalne. Muzeum Nubijskim zwiedzający mogą przyjrzeć się zbiorom prezentującym kulturę mieszkańców terenów południowego Egiptu.</text:span> </text:p>
      <text:p text:style-name="P3">   <text:span text:style-name="T1">Oprócz budowli o długiej historii Egipt ma jeszcze wiele do zaoferowania. Ci, którzy lubią kąpiele, bez względu na porę roku mogą pływać w Morzu Czerwonym, a nawet zrobić kurs nurkowania. Tutejsza rafa koralowa zaliczana jest do najwspanialszych na świecie.</text:span> </text:p>
      <text:p text:style-name="P3">   <text:span text:style-name="T1">Ciekawy sam w sobie jest półwysep Synaj, a zwłaszcza góra Synaj, na której Mojżesz ogłosił dziesięć przykazań. Po nocnym wejściu na szczyt można podziwiać niezapomniany wschód słońca.</text:span> </text:p>
      <text:p text:style-name="P3">   <text:span text:style-name="T1">Na zachodzie kraju położona jest jedna z najładniejszych oaz-Siwa. Ci którzy pragną spokoju i zapomnienia o troskach dnia codziennego, z pewnością powinni się tutaj wybrać. </text:span> </text:p>
      <text:h text:style-name="Heading_20_4" text:outline-level="4"><text:bookmark-start text:name="__RefHeading___Toc1192_2336233587"/><text:span text:style-name="T1">Główni bogowie starożytnego Egiptu</text:span> <text:bookmark-end text:name="__RefHeading___Toc1192_2336233587"/></text:h>
      <text:p text:style-name="P3">   <text:span text:style-name="T1">W starożytnym Egipcie znaczenie i rangę poszczególnych bogów wyznaczała wiara ludu, upodobania władców, a także pomysły kapłanów. Lud czcił przede wszystkim tych bogów (znamy ich co najmniej kilkuset!), którzy byli bezpośrednio związani z rodzinną wioską albo miastem. Gdy rosło znaczenie któregoś z bogów, umacniały się wpływy miasta i odwrotnie: ranga miasta decydowała o ogólnoegipskim zasięgu wpływów jego patrona. W niektórych miastach działali kapłani-teologowie, którzy opracowali naukę o naturze bogów, ich pochodzeniu, świecie. Tworzyli rodziny bogów, łącząc ich w pary, trójki, ósemki, enneady, czyli grupy dziewięcioosobowe i nawet większe. Bogowie najbardziej znanych ennead mieli być bogami najstarszymi. Przypominali uosobione elementy natury. Takie filozoficzne pomysły kapłanów znała i rozumiała wąska grupa myślicieli i władców. Sami faraonowie utożsamiali się z bogiem Horusem oraz byli synami boga </text:span><text:soft-page-break/><text:span text:style-name="T1">Re. Otaczały ich wcielenia bogini Hathor. Praktycznie każdy z niżej wymienionych bogów mógł być, w przekonaniu jego czciciela, stwórcą świata i źródłem istnienia innych bogów:</text:span> </text:p>
      <text:p text:style-name="P3"><text:span text:style-name="T1">ATUM</text:span> <text:span text:style-name="T1">- przedstawiany w postaci mężczyzny z koroną faraonów na głowie. W teologii miasta Heliopolis opisywany jako prabóg: pierwszy pagórek wyłoniony z praoceanu.</text:span> </text:p>
      <text:p text:style-name="P3"><text:span text:style-name="T1">RE</text:span> <text:span text:style-name="T1">(Ra) - bóg Słońca. Jego głowę zdobi dysk słoneczny. Kapłani miasta Heliopolis także istniała ten- złączyli jego kult z wcześniejszym kultem boga Amona. Tworzył on pary z wieloma bogami. Był słońcem, które świeciło w południe, właścicielem barki, którą wszyscy bogowie płyną po niebie (czyli wewnątrz bogini Nut) każdego dnia ze wschodu na zachód z krainy życia do krainy umarłych. Płynęli, aby odrodzić siebie i świat dnia następnego, podtrzymać porządek kosmosu uosobiony w postaci bogini Maat.</text:span> </text:p>
      <text:p text:style-name="P3"><text:span text:style-name="T1">PTAH</text:span> <text:span text:style-name="T1">- przedstawiany jako mężczyzna z ogoloną głową, z berłem w ręku. W Memfis był uważany za boga-stwórcę całego świata mocą myśli i słowa. Jego świętym zwierzęciem był byk Apis.</text:span> </text:p>
      <text:p text:style-name="P3"><text:span text:style-name="T1">SOBEK</text:span> <text:span text:style-name="T1">- bóg-krokodyl, którego uważano, szczególnie w okresie XI i XII dynastii (dzieje Egiptu obejmują XXX dynastii), za stwórcę świata.</text:span> </text:p>
      <text:p text:style-name="P3"><text:span text:style-name="T1">ANUBIS</text:span> <text:span text:style-name="T1">- bóg zmarłych. Jego świętym zwierzęciem był czarny pies (prawdopodobnie błędnie uważany też za szakala). Anubis pomagał Ozyrysowi w świecie umarłych, gdzie prześwietlał myśli człowieka.</text:span> </text:p>
      <text:p text:style-name="P3"><text:span text:style-name="T1">TOT</text:span> <text:span text:style-name="T1">(Thot) - bóg Księżyca i władca czasu przedstawiany jako ibis, pawian albo człowiek z głową tych zwierząt. Uznany za wynalazcę pisma, stał się opiekunem pisarzy. Poczytywany był także za twórcę kalendarza. Kapłani z miasta Hermopolis widzieli w nim stwórcę całego kosmosu i bogów.</text:span> </text:p>
      <text:p text:style-name="P3"><text:span text:style-name="T1">ATON</text:span> <text:span text:style-name="T1">- tarcza słoneczna utożsamiana z wczesnym odzwierciedleniem boga słonecznego. Pojawił się w czasach XVIII dynastii; jeden z jej faraonów, zakochany w Atonie, przyjął imię Echnaton (tzn. "pożyteczny dla Atona"), założył nową stolicę religijną dla całego Egiptu i rozpoczął prześladowania kultu innych bogów. Niektórzy religioznawcy widzą w tym wydarzeniu narodziny monoteizmu - pierwszego w dziejach ludzkości.</text:span> </text:p>
      <text:p text:style-name="P3"><text:span text:style-name="T1">OZYRYS</text:span> <text:span text:style-name="T1">- władca świata umarłych i ich sędzia, przedstawiany często w postaci mumii. Każdy Egipcjanin chciał się z nim utożsamić po śmierci, aby przejąć jego moc zmartwychwstania (Ozyrysa zabił bóg Set, wskrzesili zaś inni bogowie przy pomocy bogini Izydy).</text:span> </text:p>
      <text:p text:style-name="P3"><text:span text:style-name="T1">HATHOR</text:span> <text:span text:style-name="T1">- bogini nieba i uosobienie Wielkiej Macierzy, przedstawiana najczęściej w dwóch postaciach: kobiety z dyskiem słonecznym na głowie między rogami albo jako krowa. Była okiem Horusa i okiem Re, łzami, z których powstał człowiek. Opiekunka kobiet rodzących i Drzewo Życia po śmierci. Utożsamiały się z nią żony faraonów. Inne boginie, jak choćby Maat, Izyda, Nut, Sachmet, Bastet, Neit, Seszat, Mut przejmowały jej cechy. Jako bogini Uto-Wadżet (atakująca kobra), była promieniami słońca: życiodajnymi i śmiercionośnymi, które symbolizował ureusz (znak węża), noszony na czole przez władców.</text:span> </text:p>
      <text:p text:style-name="P3"><text:span text:style-name="T1">AMON</text:span> <text:span text:style-name="T1">- bóg o niebieskiej skórze i głowie zdobionej dwoma piórami. W rękach trzyma bicz i znak życia anch. Jego znaczenie rosło od XI dynastii, gdy Teby stały się stolicą Egiptu. Utrzymał wysoką pozycję przez ponad 200 lat, zwykle w parze Amon-Re. </text:span> </text:p>
      <text:p text:style-name="P3"><text:span text:style-name="T1">HORUS</text:span> <text:span text:style-name="T1">- przedstawiany jako sokół 1ub człowiek z jego głową. Uosabiał cały Egipt. Faraonowie utożsamiali się z Horusem i przejmowali różne jego imiona. Słońce i księżyc były jego oczami, stąd tytuł Pana Niebios. Horusa-faraona otaczały zwykle boginie: Nechbet (sęp) i Wadżet (kobra), które symbolizowały połączony Egipt Górny i Dolny oraz uosabiały Hathor.</text:span> </text:p>
      <text:p text:style-name="P3"><text:span text:style-name="T1">SET</text:span> <text:span text:style-name="T1">- gwałtowny Pan Burzy, piorunów i pustyni. Jego świętym zwierzęciem był dziwny czworonóg (połączenie osła-antylopy-świni-psa). Możliwe, że był najważniejszym bogiem Egiptu przed I dynastią; zdetronizował go Horus (słynne są przekazy o ich walce). Zaczynając od XXV </text:span><text:soft-page-break/><text:span text:style-name="T1">dynastii, staje się wcieleniem zła, utożsamiany z przeciwnikiem wszystkich bogów Egiptu i ludzi - wężem Apopisem. Tymczasem wcześniej przedstawiano go, jak stoi w barce Re i przebija włócznią złego Apopisa. Możliwe, że Seta uważano za boga obcokrajowców, o których opinia była coraz gorsza. Pojawiło się przekonanie, że „"Horus jest bogiem Egiptu, a Set wszystkich innych narodów". Miał być jedynym bogiem, który nie umrze.</text:span> </text:p>
      <text:p text:style-name="P3"><text:span text:style-name="T1">CHNUM</text:span> <text:span text:style-name="T1">- bóg z głową barana, który lepił ludzi i bogów na kole garncarskim. Często łączony z Re i innymi bogami.</text:span> </text:p>
      <text:p text:style-name="P3"><text:span text:style-name="T1">IZYDA</text:span> <text:span text:style-name="T1">- małżonka i mścicielka Ozyrysa, opiekunka świata, przedstawiana, podobnie jak Hathor, z dyskiem słonecznym. Ani dla starożytnych Egipcjan, ani dla nas sens imion wielu bogów nic jest znany. Imię boga Re miało kryć w sobie tajemnicę pilnie strzeżoną nawet przed innymi bogami. Magiczny papirus turyński opowiada o bogini Izydzie, która chce podstępem wydrzeć Re znajomość jego prawdziwego imienia; Re próbuje ją oszukać słowami: „Rano jestem Chepre, w południe Re, Atum wieczorem".</text:span> </text:p>
      <text:h text:style-name="Heading_20_4" text:outline-level="4"><text:bookmark-start text:name="__RefHeading___Toc1194_2336233587"/><text:span text:style-name="T1">Grobowiec Tutenchamona</text:span> <text:bookmark-end text:name="__RefHeading___Toc1194_2336233587"/></text:h>
      <text:p text:style-name="P3"><text:span text:style-name="T1">Przez 33 wieki przejmującą ciszę pogrążonego w mroku korytarza wykutego w sławnej Dolinie Królów (miejsca spoczynku egipskich faraonów) nie zakłócały żadne ludzkie głosy ani stukot kroków. Do czasu, gdy 26 listopada 1922 roku brytyjski egiptolog Howard Carter oraz jego sponsor, lord Carnarvon, stanęli w ciemnościach naprzeciwko prowadzących do owego korytarza opieczętowanych drzwi. Za tymi wrotami do historii starożytnego Egiptu badacze mieli nadzieję odnaleźć grobowiec zagadkowego faraona, Tutanchamona, wraz ze wszystkimi złożonymi tu przedmiotami.</text:span> </text:p>
      <text:p text:style-name="P3"><text:span text:style-name="T1">Obecnie większość skarbów z grobowca Tutanchamona można podziwiać w Muzeum Narodowym w Kairze. Grobowiec pozostał niemal pusty, z wyjątkiem sarkofagu, zawierającego jedną ze złotych trumien, w której spoczywa po wsze czasy ciało faraona. Grobowiec może wydać się martwy i zubożony, choć aura świętości, jaka go otaczała, wciąż trwa. </text:span> </text:p>
      <text:h text:style-name="Heading_20_4" text:outline-level="4"><text:bookmark-start text:name="__RefHeading___Toc1196_2336233587"/><text:span text:style-name="T1">Nil</text:span> <text:bookmark-end text:name="__RefHeading___Toc1196_2336233587"/></text:h>
      <text:p text:style-name="P3">   <text:span text:style-name="T1">Dla starożytnych Egipcjan Nil był symbolem wiecznego odradzania się życia, od niepamiętnych czasów - źródłem sił witalnych dla całego kraju. Rzeka, wraz z przybrzeżnym pasem, wygląda z powietrza jak długa, zielona wstęga urodzajnych ziem. Nil umożliwił powstanie jednej z największych cywilizacji na Ziemi. </text:span> </text:p>
      <text:p text:style-name="P3"><text:span text:style-name="T1">Jest najdłuższą rzeką na kuli ziemskiej - 6671 kilometrów. Źródła jego dwóch głównych dopływów leżą głęboko w sercu afrykańskiego kontynentu. Nil Biały bierze początek w rzekach wpadających do Jeziora Wiktorii, a następnie płynie na północ, gdzie w stolicy Sudanu, Chartumie, łączy się z krótszym, acz bardziej zasobnym w wodę Nilem Błękitnym. W miejscu połączenia tych dwóch rzek widać wyraźny podział na niebieskawe wody Nilu Błękitnego i bladozielone wody Nilu Białego.</text:span> </text:p>
      <text:p text:style-name="P3">   <text:span text:style-name="T1">Z Chartumu rzeka podąża dalej na północ i w okolicach Kairu rozdziela się na dwie odnogi. Jedna z nich wpada do Morza Śródziemnego w Damietcie, około 30 kilometrów od Port Saidu; druga zmierza do Rashid.</text:span> </text:p>
      <text:p text:style-name="P3"><text:span text:style-name="T1">Pomiędzy dwiema odnogami rzeki rozciąga się delta Nilu, 24 tysiące kilometrów kwadratowych żyznych ziem uprawnych, stworzonych przez bogate, aluwialne osady rzeczne.</text:span> </text:p>
      <text:h text:style-name="Heading_20_4" text:outline-level="4"><text:bookmark-start text:name="__RefHeading___Toc1198_2336233587"/><text:soft-page-break/>„<text:span text:style-name="T1">Dar Nilu”</text:span> <text:bookmark-end text:name="__RefHeading___Toc1198_2336233587"/></text:h>
      <text:p text:style-name="P3">   <text:span text:style-name="T1">Od niepamiętnych czasów dla Egipcjan Nil był, i ciągle jest, życiodajną siłą. Umożliwiał wzrost roślin uprawnych, dostarczał ryb i cennej trzciny papirusowej, był też wykorzystywany jako dogodna droga komunikacyjna. </text:span> </text:p>
      <text:p text:style-name="P3"><text:span text:style-name="T1">Dla starożytnego Egiptu, zwanego pierwotnie przez swoich mieszkańców Kemet, czyli „czarny” (ze względu na kontrast pomiędzy ciemnymi polami, utworzonymi przez osady rzeczne, i jasnobrązową pustynią, roztaczającą się dookoła). Nil był, jak się wydaje, miarą wszystkich rzek. </text:span> </text:p>
      <text:p text:style-name="P3">   <text:span text:style-name="T1">Najważniejszą cechą Nilu, wykorzystywaną przez mieszkańców Egiptu od zamierzchłych czasów, aż do roku 1971, były coroczne wylewy. Ten „dar Nilu” powodowały obfite opady deszczów w środkowej Afryce oraz topniejące śniegi na etiopskim płaskowyżu, które wywoływały gwałtowny przybór wód rzeki w jej północnym biegu, w Egipcie. Nil zalewał okoliczne pola, a kiedy opadał, pozostawiał na nich warstwę żyznego mułu. </text:span> </text:p>
      <text:p text:style-name="P3">   <text:span text:style-name="T1">Rzymski filozof Seneka opisywał, z jaką nadzieją starożytni Egipcjanie witali nadejście corocznych wylewów rzeki: „Nil rozlewający się na pola, to najwspanialszy widok. Równiny znikają, a doliny chowają się. Tylko miasta wystają nad powierzchnię wody jak wyspy. Jedynym środkiem lokomocji stają się wtedy łodzie; im więcej lądu skryło się pod wodą, tym większa jest radość mieszkańców".</text:span> </text:p>
      <text:p text:style-name="P3">   <text:span text:style-name="T1">W czasach faraonów Nil zapewniał życie milionom ludzi. Zdarzały się, oczywiście, i lata nieurodzaju, gdy wylewy były nadzwyczaj skromne, jak podczas tak zwanych Siedmiu Lat Chudych, które, jak mówi tradycja, przypadły na czasy panowania faraona Dżesera z trzeciej dynastii (ok. XXVIII wiek p.n.e.). Zazwyczaj jednak rzeka zapewniała żyjącym nad jej brzegami dobrobyt - zwłaszcza przedstawicielom klas wyższych. Plantacje Ka z Egiptu, szeroko znanej odmiany winorośli z delty oraz obfitość owoców i warzyw z pewnością nie byłyby możliwe bez życiodajnych wód Nilu. Od owych zamierzchłych czasów rolnictwo w tym regionie poczyniło niemałe postępy. Najistotniejsze zmiany zaszły w Egipcie w ostatnich latach po wzniesieniu Wielkiej Tamy Asuańskiej, ukończonej w 1931 roku i powstaniu następnie Jeziora Nasera, największego sztucznego jeziora na świecie. Od tej pory irygacja jest możliwa o każdej porze roku; jednakże wielkie coroczne wylewy zostały powstrzymane, a w związku z tym żyzny muł rzeczny, który przez stulecia tak dobrze służył Egiptowi, nie wspomaga już rolnictwa. </text:span> </text:p>
      <text:h text:style-name="Heading_20_4" text:outline-level="4"><text:bookmark-start text:name="__RefHeading___Toc1200_2336233587"/><text:span text:style-name="T1">Bogowie życia</text:span> <text:bookmark-end text:name="__RefHeading___Toc1200_2336233587"/></text:h>
      <text:p text:style-name="P3">   <text:span text:style-name="T1">Życie codzienne w starożytnym Egipcie obfitowało w religijne ceremonie i rytuały. Nil również powiązany był z wieloma bogami, a zwłaszcza z Hapi, „Wielkim Władcą Zapasów", „Panem Ryb”. Według powszechnych wierzeń, rzeka wylewała właśnie za sprawą Hapi; bóg dostarczał wodę z bezdennego dzbana, siedząc w grocie pod górami Asuanu, strzeżony przez jadowite węże. Corocznie w Gebel Silsila składano ofiary, by upewnić się, że bóg przechyli dzban pod właściwym kątem: zbyt duży przechył mógł oznaczać potop, zbyt mały - suszę i głód.</text:span> </text:p>
      <text:p text:style-name="P3">   <text:span text:style-name="T1">W Muzeum Watykańskim w Rzymie znajduje się statuetka boga Hapi ukazująca go wraz z szesnaściorgiem dzieci, każdym o wysokości jednego łokcia. Miało to symbolizować fakt, że jeżeli coroczna powódź nie osiągnie poziomu szesnastu łokci, wówczas ziemia nie wyda plonów, a ludzi czeka głód.</text:span> </text:p>
      <text:p text:style-name="P3">   <text:span text:style-name="T1">Rzeka była związana również z życiem i śmiercią innego boga - Ozyrysa, pana świata podziemnego. Opowieść o Ozyrysie odzwierciedla symbolicznie życie wielkiej rzeki. </text:span> </text:p>
      <text:h text:style-name="Heading_20_4" text:outline-level="4"><text:bookmark-start text:name="__RefHeading___Toc1202_2336233587"/><text:soft-page-break/><text:span text:style-name="T1">Pomniki przeszłości</text:span> <text:bookmark-end text:name="__RefHeading___Toc1202_2336233587"/></text:h>
      <text:p text:style-name="P3">   <text:span text:style-name="T1">Dobrobyt osiągnięty dzięki Nilowi pozwolił Egipcjanom znaleźć czas i siły na wznoszenie zdumiewających wręcz pomników swej wielkości wzdłuż całego biegu Nilu - świątyń i monumentów na chwałę starożytnych bogów i władców. Z czasem jednak wymogi współczesnego postępu cywilizacyjnego stanęły nieodwołalnie w konflikcie z koniecznością zachowania reliktów przeszłości. Najdobitniej uwidocznił się ów dylemat podczas budowy Tamy Asuańskiej, kiedy zatopiono bezpowrotnie wiele starożytnych budowli, a jedną z najsławniejszych - świątynię w Abu Simbel - tylko dzięki ogromnemu wysiłkowi uczonych pod kierownictwem naszego wybitnego rodaka, profesora Michałowskiego, udało się uratować, przenosząc ją w blokach na wyższe miejsce ponad poziom obecnego lustra wody. Świątynię w Abu Simbel zbudowano za czasów Ramzesa II, faraona z XIX dynastii. Podczas swego długoletniego panowania (1290-1224 p.n.e.) wzniósł on niemalże połowę istniejących dzisiaj starożytnych świątyń w Egipcie, wiele z nich dla uczczenia zwycięstwa nad zaborczymi Hetytami. Ramzes pozostawił również ślad po sobie nieco dalej na północ, gdzie zdumiewające budowle otaczają starożytną stolicę w Tebach. Tam właśnie, w Karnaku, znajduje się zapewne jedna z najwspanialszych świątyń na świecie. Gąszcz filarów w hypostylowej sali wznoszących się wysoko nad głowami zwiedzających wydaje się wręcz pozostałością po przybyszach z innej planety. Ogromny kompleks jest poświęcony Amonowi, bogowi o głowie byka - władcy Teb, utożsamianemu później z bogiem słońca Re. Stał się on w końcu bogiem Amon-Re, pełniąc w panteonie tebańskim pozycję władcy wszystkich bogów. Teren świątyni, zajmujący niebagatelny obszar dwóch hektarów, składa się z alei strzeżonych przez rzędy sfinksów, olbrzymich pytonów, głównego kompleksu świątynnego i świętej sadzawki. Opodal znajduje się Luksor, miasto zbudowane również ku czci Amona; po drugiej stronie Nilu leży natomiast słynna Dolina Królów, gdzie można zobaczyć grobowce monarchów XIX dynastii (ok.1570-1342 p.n.e.).</text:span> </text:p>
      <text:p text:style-name="P3">   <text:span text:style-name="T1">Najsłynniejsze egipskie budowle zlokalizowane są w dolnym biegu rzeki, niemalże na początku delty: w Gizie wznoszą się słynne piramidy Cheopsa, Chefrena i Mykerinosa, ostatnie przykłady tak zwanych siedmiu cudów starożytnego świata.</text:span> </text:p>
      <text:p text:style-name="P3">   <text:span text:style-name="T1">Nad brzegami Nilu codzienna ludzka krzątanina przebiega zgodnie z odwiecznym rytmem egzystencji. W niektórych miejscach wydaje się, że życie codzienne nie różni się nawet zbytnio od tego z epoki faraonów.</text:span> </text:p>
      <text:p text:style-name="P3">  </text:p>
      <text:h text:style-name="Heading_20_1" text:outline-level="1"><text:bookmark-start text:name="__RefHeading___Toc1204_2336233587"/><text:span text:style-name="T1">GIZA - SPUŚCIZNA FARAONÓW</text:span> <text:bookmark-end text:name="__RefHeading___Toc1204_2336233587"/></text:h>
      <text:p text:style-name="Standard">   <text:span text:style-name="T1">Piramida Cheopsa (Chufu) stanowi dumne świadectwo niezwykłej wizji i umiejętności inżynierskich starożytnych Egipcjan. Przez stulecia pozostała dosłownie nietknięta i jest jedynym z siedmiu cudów świata, który istnieje do dzisiaj.</text:span> </text:p>
      <text:p text:style-name="P3">   <text:span text:style-name="T1">Osiem kilometrów od Kairu, w Gizie, ponad pustymi obszarami oraz kompleksem mniejszych piramid i grobowców górują trzy wielkie piramidy. Nieopodal wznosi się ogromny posąg Sfinksa. Te cuda starożytnego świata przetrwały blisko 5000 lat, ale dopiero od XIX wieku archeolodzy zaczęli zbierać informacje dotyczące ich powstania.</text:span> </text:p>
      <text:p text:style-name="P3">   <text:span text:style-name="T1">Miasteczko Giza położone jest w delcie Nilu na obszarze stanowiącym niegdyś granicę pomiędzy Górnym a Dolnym Egiptem. Około 2925 r. p.n.e., gdy oba te królestwa zostały zjednoczone, stolicą nowego Egiptu stało się położone na zachodnim brzegu Nilu Memfis. Przez prawie 3000 lat stanowiło siedzibę faraonów, których 30 dynastii rządziło Egiptem.</text:span> </text:p>
      <text:p text:style-name="P3"><text:soft-page-break/>   <text:span text:style-name="T1">Wielkie piramidy w Gizie zostały wzniesione za czasów czwartej dynastii (2575-2465 r. p.n.e.). Największa z nich, grobowiec faraona Cheopsa (Chufu), powstała jako pierwsza. Piramida stojąca pośrodku, zbudowana jako druga, jest nieco mniejsza i należy do syna Cheopsa, Chefrena (Chafra). Trzecia, znacznie mniejsza, jest piramidą faraona Mykerinosa (Menkaura), wnuka Cheopsa. Faraonowie uważani byli za żywych bogów, którzy po śmierci mają połączyć się z wieloma innymi czczonymi przez Egipcjan bóstwami. Władcy Egiptu budowali sobie „domy zmarłych”, z szeregiem podziemnych pomieszczeń wyposażonych we wszystko, co miało być im potrzebne w życiu pozagrobowym, łącznie z jedzeniem, sprzętami codziennego użytku i biżuterią. Grobowce te były położone strategicznie, na skraju pustyni na zachodnim brzegu Nilu. (zachód jest stroną, z której znika słońce, starożytni Egipcjanie wiązali go więc ze śmiercią).</text:span> </text:p>
      <text:p text:style-name="P3">   <text:span text:style-name="T1">Faraonowie z pierwszej i drugiej dynastii budowali niewielkie prostokątne grobowce zwane mastabami. Sto lat przed rozpoczęciem prac w Gizie, Dżeser, faraon z trzeciej dynastii, zrewolucjonizował architekturę grobowców, budując pierwszą piramidę. Jej wysokość wynosiła 60 metrów, a wzniesiona była na planie prostokąta z małych bloków kamiennych ułożonych w kształcie sześciu stopni (tzw piramida schodkowa). Późniejsi władcy wznosili piramidy o gładkich bokach, czego przykładem jest Czerwona Piramida w Daszur. Kulminacją tej formy stały się wspaniałe grobowce w Gizie. Ogromna piramida Cheopsa (której brakuje teraz wierzchołka) wznosiła się pierwotnie na wysokość 146,6 metra. Jest ona tak wielka, że w jej wnętrzu mogłyby się zmieścić jednocześnie londyńskie Westminster Abbey i katedra św Pawła, rzymska Bazylika św. Piotra oraz katedry z Florencji i Mediolanu. Do jej budowy użyto około 2,5 miliona kamiennych bloków ważących średnio po 2,5 tony. Bloki te zostały ułożone bez zaprawy, a dopasowano je do siebie tak ściśle, że w spoiny nie da się wsunąć „igły, ani nawet włosa”. Ta masywna konstrukcja, której budowa zajęła około 30 lat, była nie tylko zadziwiającym dziełem inżynierskim, lecz także wymagała transportu milionów ton materiału oraz sprawnej organizacji pracy około 100 tysięcy ludzi. Większość bloków skalnych zostało wyciosanych w miejscowych kamieniołomach, ale wapień użyty do ich oblicowania musiał być przywożony z oddalonej o 13 kilometrów miejscowości Tura, położonej na wschodnim brzegu Nilu. Różowy granit, z którego zrobiono komorę grobową, pochodzi z oddalonego o 965 kilometrów na południe Asuanu. </text:span> </text:p>
      <text:p text:style-name="P3">   <text:span text:style-name="T1">Pierwszego od czasów starożytnych wejścia do grobowca Cheopsa dokonano w IX wieku na rozkaz kalifa Bagdadu Ma'amuna. Wewnątrz piramidy jeden korytarz prowadzi w dół, do niedokończonej komory grobowej, drugi wznosi się w górę, do leżącej w samym środku monumentu komory króla. Z tym samym przejściem łączy się korytarz wiodący do innego niedokończonego pomieszczenia, zwanego komorą królowej, za którą ciągnie się wąskie, odkryte w kwietniu 1993 roku, przejście zakończone niewielkimi drzwiami. Do dziś piramida zabiera rocznie kilka ofiar. Są to najczęściej młodzi chłopcy, którzy wspinają się na sam szczyt, dla zakładu - kto szybciej. Z wejściem nie ma problemu, natomiast zejście sprawia duże kłopoty nawet osobom wysportowanym. Upadek z takich wysokości zazwyczaj kończy się śmiercią.</text:span> </text:p>
      <text:p text:style-name="P3">   <text:span text:style-name="T1">W pobliżu Wielkiej Piramidy stoją groby urzędników i krewnych Cheopsa. Są tam też rzędy mastab i niewielkich jam na łodzie. W 1954 roku na południe od piramidy odnaleziono pośród piasków dużą łódź rozebraną na części. Jej ponowne złożenie zajęło dziesięć lat. Być może za życia Cheopsa była to łódź reprezentacyjna, a może planowano, że zostanie użyta dopiero po jego śmierci. Obecnie stoi ona odrestaurowana tuż obok piramidy w osobno wybudowanym klimatyzowanym budynku.</text:span> </text:p>
      <text:p text:style-name="P3">   <text:span text:style-name="T1">Doskonałe zorientowanie Piramidy Cheopsa, której kwadratowa podstawa ustawiona jest niemal dokładnie na liniach północ-południe i wschód-zachód oraz różne mistyczne interpretacje jej </text:span><text:soft-page-break/><text:span text:style-name="T1">wymiarów doprowadziły do powstania wielu teorii wyjaśniających przeznaczenie piramid. XIX-wieczni astronomowie brytyjscy twierdzili, że miały one być obserwatoriami astronomicznymi lub zegarami słonecznymi. Inni badacze piramid sądzą, że są one dziełem „Boskiego Geometry” i zawierają informacje dotyczące daty powtórnego przybycia Chrystusa lub nawet, że wznieśli je przybysze z kosmosu.</text:span> </text:p>
      <text:p text:style-name="P7"><text:span text:style-name="T2">Archeologiczne oraz pisane dowody sugerują, że piramidy były pomnikami zmarłych, lecz niekoniecznie grzebano w nich faraonów. Jedną z funkcji piramid, a także innych grobowców, było stworzenie domu dla Ka, czyli duszy, która, jak wierzyli starożytni Egipcjanie, nadal żyje po śmierci człowieka. W czasach rzymskich przedmiotem krytyki była okazałość piramid. Pliniusz Starszy (23-79) nazwał je „daremnym i głupim okazywaniem bogactwa królów". Jednak przy całej swej ostentacji Wielka Piramida Cheopsa miała ziścić sen swego twórcy o nieśmiertelności, nie pozwalając zapomnieć o jego imieniu przez 5000 lat.</text:span><text:span text:style-name="T3"> </text:span></text:p>
      <text:h text:style-name="Heading_20_6" text:outline-level="6"><text:bookmark-start text:name="__RefHeading___Toc1206_2336233587"/>Tajemnice piramid<text:bookmark-end text:name="__RefHeading___Toc1206_2336233587"/></text:h>
      <text:p text:style-name="P3">   <text:span text:style-name="T1">W starożytności było siedem budowli, które każdy chciał zobaczyć ze względu na ich ponadczasowe piękno - ogrody Semiramidy w Babilonie, posąg Zeusa w Olimpii, świątynia Artemidy w Efezie, Mauzoleum w Halikarnasie, Kolos z Rodos, latarnia morska na wyspie Faros oraz jedyny zachowany do naszych czasów cud świata - Wielka Piramida. Wszystko co wiemy na pewno, mieści się w kilku słowach: wiemy na pewno tylko to, że Wielka Piramida stoi w Egipcie. Bo, co do czasu budowy, sposobu budowy, przeznaczenia piramidy, jej pierwotnego wyglądu - nie wiemy nic! Mamy tylko całą masę teorii i hipotez.</text:span> </text:p>
      <text:p text:style-name="P3"><text:span text:style-name="T1">Piramida wygląda tylko z daleka na gładką, z bliska okazuje się kupą głazów. I tak pozostaje największą budowlą na Ziemi. Jej konstrukcja budzi podziw inżynierów budownictwa. Jaką techniką, jaką wiedzą musieli dysponować budowniczy - kimkolwiek oni byli? Ciekawe są też inne właściwości piramidy. Umieszczane w komorze grobowej ciała mumifikują się, nie ulegają rozkładowi. Jeden z badaczy piramid zbudował sobie miniaturkę piramidy. Na 1/3 wysokości (tam gdzie znajduje się „komora grobowa”) położył kładzie płasko zużytą żyletkę - i po kilku godzinach znów była ostra! Odkrywca otrzymał patent na to urządzenie, bowiem ono działa - choć nie wiadomo jak. Tak ostrzone żyletki nie zmieniają swojej struktury - raczej zyskują otoczkę magnetyczną, która powoduje „naostrzenie”. </text:span> </text:p>
      <text:p text:style-name="P3">   <text:span text:style-name="T1">Niektórzy uczeni twierdzą, że Wielka Piramida jest niesłusznie nazywana Piramidą Cheopsa, pochodzi ona bowiem z zupełnie innej epoki. Rzeczywiście, w całej piramidzie (ani nigdzie indziej) nie ma jednego zapisu, że zbudował ją Cheops. W całej piramidzie nie ma żadnych hieroglifów. Czyżby budowali ją niepiśmienni? Przypisanie Wielkiej Piramidy faraonowi Chufu opiera się na zapisie z pewnego kartuszu. Nikt go nie widział aż do roku 1837, kiedy to odnalazł go Howard Vyse. Jest to jedyny i w dodatku mało przekonujący dowód. Istnieje bowiem świadectwo fałszerstwa dokonanego przez niejakiego Hilla, który był widziany właśnie w 1837 roku, gdy czerwoną farbą zapisywał imię Chufu na kartuszu. </text:span> </text:p>
      <text:p text:style-name="P3">   <text:span text:style-name="T1">Dwie koncepcje budowy. Pierwsza mówi o rampie, po której transportowano materiał na budowę, druga - o wciąganiu za pomocą lin ogromnych bloków skalnych na kolejne tarasy piramidy, aż na szczyt budowy. Pierwsza koncepcja nie wytrzymuje krytyki z bardzo prostego powodu - wielkość bloków i ich waga (ok. 100 ton) praktycznie uniemożliwiała transport po rampie przy zaawansowanej budowie. Mówiąc o transporcie bloków z odległych kamieniołomów, rozważa się dwie koncepcje: jedna to transport na statkach, druga - przetaczanie na kłodach drzewnych. Co do pierwszej - Egipt nigdy w swojej historii nie miał tylu statków, aby przewieźć taką ilość bloków </text:span><text:soft-page-break/><text:span text:style-name="T1">skalnych; druga też jest niewiarygodna, jeśli przypomnimy sobie, że Egipt jest krajem w większości pustynnym i znaleźć tam można jedynie palmy, a nie pnie drzew iglastych. Palmy trzeba odrzucić, bo są za mało wytrzymałe. Jedynie po takich pniach, jakie znamy z naszego klimatu,  możemy ZAPREZENTOWAĆ przetaczanie bloków - ale po najwyżej kilkudziesięciu metrach pnie te się „złuszczają” i rozpadają. Ktoś wyliczył, że do transportu potrzeba byłoby aż 25 milionów pni! Skąd je wziąć na pustyni? Najdokładniejsze informacje o budowie piramid podaje Herodot. W 450 roku p.n.e. podróżował on po Egipcie. W centrum jego zainteresowania znalazła się piramida, o którą wypytywał kapłanów. Nasza dzisiejsza wiedza w tej kwestii opiera się głównie na jego przekazie. Otóż, najpierw zbudowano drogę, po której sprowadzono nad Nil bloki kamienne z gór libijskich. Praca trwała 10 lat. W tym samym czasie przygotowywano grobowce. Właściwą piramidę budowano, jak podaje Herodot, 20 lat. 100 tysięcy ludzi pracowało każdego roku przez trzy miesiące na budowie, w czasie wylewów Nilu, kiedy woda paraliżowała prace w polu. Usypane rampy, pochylnie i cała sieć kołowrotów oraz dźwigni służyły do transportu ponad 2 milionów bloków wapiennych.</text:span> </text:p>
      <text:p text:style-name="P3">   <text:span text:style-name="T1">Do tych wiadomości należy podchodzić także z pewną rezerwą, przy takiej ilości bloków praca musiałaby trwać nieprzerwanie przez 24 godziny na dobę, a każdy blok musiałby być układany co 3,5 minuty! Niemożliwe byłoby zrealizowanie tego dzisiaj, a co dopiero 4000 lat temu. Poza tym jest to jedyna relacja z budowy, Egipcjanie pozostawili nam 3000 lat swojej historii zapisanej w hieroglifach. Jest tam opisana każda dziedzina życia od narodzin aż do śmierci - natomiast nie ma żadnych wzmianek o Wielkiej Piramidzie, największej budowie w dziejach ludzkości!</text:span> </text:p>
      <text:p text:style-name="P3">  <text:span text:style-name="T1">W 1850 roku Jean Pierre Mariette odnalazł stelę wzniesioną przez Cheopsa dla uczczenia zakończenia budowy świątyni Izydy. Napisy na steli mówią, iż piramida stała już, gdy Cheops wznosił świątynię. Boginią piramidy była właśnie Izyda. Wskazuje to, że i Sfinks już wtedy stał (podważa to przypuszczenie, iż Sfinks ma twarz faraona Chefrena). Jeśli nie Cheops zbudował Wielką Piramidę, to kto i kiedy? Wydaje się, że piramida towarzyszyła Egiptowi od zawsze.</text:span> </text:p>
      <text:p text:style-name="P3">   <text:span text:style-name="T1">Wielka Piramida to nie jedyna atrakcja i zagadka Gizy - jej nieodłącznym towarzyszem jest Sfinks, który budzi zachwyt każdego, kto go ujrzy. Zaopatrzony w piaski pustyni, strzeże ponoć tajemnicy, tylko jakiej?</text:span> </text:p>
      <text:p text:style-name="P3"><text:span text:style-name="T1">W 1976 roku sonda Viking wykonała serię zdjęć powierzchni Marsa. Na jednym z nich zauważono regularne ukształtowanie terenu, łudząco przypominające ludzką twarz! Zaraz jednak uznano to za złudzenie optyczne. „To wszystko sprawia nisko usytuowane nad horyzontem Słońce - twierdził jeden z uczonych - Jego promienie wygładzają nierówności, ostro zarysowując kontury. Promienie, biegnąc prawie równolegle do powierzchni planety, zarysowały oblicze „Sfinksa", kładąc na skałach głębokie cienie, a rzekome czoło, oczy, nos, podbródek - to cienie kładące się w przypadkowo rozmieszczonych zagłębieniach i wypukłościach terenu”. W 1979 roku okazało się, że NASA jest w posiadaniu dwóch zdjęć zrobionych w dwóch różnych kątach oświetlenia. Wkrótce na tychże zdjęciach dostrzeżono kilka następnych regularnych tworów, bardzo podobnych do piramid! Grupa ludzi związanych w tzw. Mars Mission przeprowadziła wszelkie możliwe analizy tych zdjęć, co zaowocowało odkryciem podobnych zależności matematyczno-geograficznych między tymi formami, jak w wypadku piramidy z Gizy. Ponadto badacze odkryli bardzo dużo podobieństw między twarzą człowieka-Lwa z Gizy i „twarzą z Marsa”. Ostatnie badania dowodzą, że wiek Sfinksa szacować należy na 10 000 lat! To nie pomyłka, być może musimy zweryfikować naszą wiedzę o piramidach i jej budowniczych, których być może nigdy nie poznamy. Jedno jest pewne, związki między Gizą i Cydonią na Marsie są tak widoczne, że ostateczne rozwiązanie wszystkich związanych z tym zagadek nastąpi z chwilą wyruszenia następnej wyprawy na Marsa w </text:span><text:soft-page-break/><text:span text:style-name="T1">celu zbadania rejonu Cydonii. Jeśli sądzicie, że to wszystko nieprawda, że nie można doszukiwać się podobieństw, to dodam, że słowo Kair w języku Arabów celeutyckich oznacza - MARS. Doprawdy, co za piramidalny zbieg okoliczności.</text:span> </text:p>
      <text:h text:style-name="Heading_20_6" text:outline-level="6"><text:bookmark-start text:name="__RefHeading___Toc1208_2336233587"/><text:span text:style-name="T1">Świątynia w Karnaku</text:span> <text:bookmark-end text:name="__RefHeading___Toc1208_2336233587"/></text:h>
      <text:p text:style-name="P4"><text:span text:style-name="T1">Miasto, które Grecy nazywali Tebami, stolica Egiptu przez ok. 1500 lat w okresie, zwanym Nowym Państwem, stało mniej więcej na miejscu dzisiejszego Luksoru, na wschodnim brzegu Nilu. Z samego miasta nic nie pozostało, lecz potężne ruiny świątyni w Karnaku nadal onieśmielają współczesnych turystów. Świątynia była największym kompleksem sakralnym starożytnego Egiptu. Miała okazałe bramy, dziedzińce i sale, las kolumn, reliefy, posągi i obeliski... </text:span> </text:p>
      <text:p text:style-name="P4">   <text:span text:style-name="T1">Główna świątynia była poświęcona Amonowi, bogu wiatrów i powietrza. Przedstawiano go jako człowieka w czapce z dwoma piórami, a jego ulubionym zwierzęciem był baran. Pierwotnie Amon był bóstwem lokalnym, lecz od XVI wieku p.n.e. faraonowie Nowego Państwa uczynili go narodowym bóstwem Egiptu. Utożsamiano go z Re, bogiem słońca. Czczono go tu wraz z jego małżonką, boginią Mut, i ich synem, bogiem księżyca, Chonsu. Na początku Nowego Państwa Tutmosis I rozbudował małą świątynię Amona w Karnaku. Potem jeszcze wielokrotnie rozbudowywali ją jego następcy. Przez olbrzymie pylony (jest ich w Karnaku 10), bramy z masywnymi wieżami po bokach, wchodziło się do różnych części świątyni. Zapuszczając się w głąb budowli, wyznawcy bóstwa wchodzili z jasnego światła słonecznego w coraz gęstszy mrok sal aż do najskrytszego sanktuarium z wizerunkiem boga. Wstęp do niego mieli jedynie faraon i kapłani. Do zespołu sakralnego wiodły dwie aleje między rzędami sfinksów z głowami barana. Jedna aleja prowadziła od Nilu, a druga z Luksoru. Wielki pylon frontowy świątyni głównej stoi nadal. Jego wysokość sięga 44 m, szerokość 113 m. Ściany mają grubość 15 m. Za nimi znajduje się otoczony kolumnadą Wielki Dziedziniec, na który otwierają się mniejsze świątynie. Drugi pylon prowadzi do Wielkiej Sali Kolumnowej (Hipostylowej), której powierzchnia odpowiada 1/3 wielkości Bazyliki św. Piotra w Rzymie. Salę tę, obecnie znajdującą się pod gołym niebem, niegdyś przykrywał dach wznoszący się 24 m nad posadzką i wsparty na 140 kolumnach ustawionych w 16 rzędach. Kapitele kolumn miały kształt kwiatów i pączków papirusa. Trzeci pylon prowadzi na dziedziniec centralny, za którym trzy następne pylony znaczą wejście do sanktuarium, gdzie w świętej barce stał złoty posąg bóstwa. Po stronie południowej, za czterema kolejnymi pylonami, stoi jeszcze nie w pełni odsłonięta świątynia bogini Mut, prawie tak duża, jak świątynia jej małżonka. W kompleksie mieszczą się również świątynie Chonsu i innych bogów. Dawno temu zniknęły ogrody otaczające wszystkie świątynie, lecz wciąż z drugiej strony jeziora roztacza się ładny widok na cały kompleks świątynny. Świątynia Amona-Re w Luksorze, również budowana i rozbudowywana przez stulecia, jest mniejsza, lecz bardziej imponująca. Chrześcijanie używali jej jako kościoła, a obecnie tutaj mieści się meczet. Świątynia ta ma piękną arkadę z papirusowych kolumn, ogromne posągi Ramzesa II i pełne życia płaskorzeźby.</text:span> </text:p>
      <text:p text:style-name="P3">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2%.%3%." style:num-suffix="." style:num-format="1" text:start-value="2" text:display-levels="2">
        <style:list-level-properties text:list-level-position-and-space-mode="label-alignment">
          <style:list-level-label-alignment text:label-followed-by="listtab"/>
        </style:list-level-properties>
      </text:outline-level-style>
      <text:outline-level-style text:level="4" loext:num-list-format="%3%.%4%." style:num-suffix="." style:num-format="1" text:display-levels="2">
        <style:list-level-properties text:list-level-position-and-space-mode="label-alignment">
          <style:list-level-label-alignment text:label-followed-by="listtab"/>
        </style:list-level-properties>
      </text:outline-level-style>
      <text:outline-level-style text:level="5" loext:num-list-format="%5%." style:num-suffix="." style:num-format="1" text:start-value="3">
        <style:list-level-properties text:list-level-position-and-space-mode="label-alignment">
          <style:list-level-label-alignment text:label-followed-by="listtab"/>
        </style:list-level-properties>
      </text:outline-level-style>
      <text:outline-level-style text:level="6" loext:num-list-format="%5%.%6%." style:num-suffix="." style:num-format="1" text:display-levels="2">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fo:background-color="transparent" draw:fill="none" draw:fill-color="#729fcf"/>
      </style:footer-style>
    </style:page-layout>
    <style:page-layout style:name="Mpm2">
      <style:page-layout-properties fo:page-width="21.001cm" fo:page-height="29.7cm" style:num-format="1" style:print-orientation="portrait" fo:margin-top="2.499cm" fo:margin-bottom="2.499cm" fo:margin-left="3.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1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8T16:37:56.120000000</meta:creation-date>
    <meta:generator>LibreOffice/7.3.0.3$Windows_X86_64 LibreOffice_project/0f246aa12d0eee4a0f7adcefbf7c878fc2238db3</meta:generator>
    <dc:date>2022-02-09T18:14:46.735000000</dc:date>
    <meta:editing-duration>PT53M24S</meta:editing-duration>
    <meta:editing-cycles>20</meta:editing-cycles>
    <meta:document-statistic meta:table-count="2" meta:image-count="1" meta:object-count="0" meta:page-count="15" meta:paragraph-count="238" meta:word-count="6549" meta:character-count="45575" meta:non-whitespace-character-count="38856"/>
  </office:meta>
</office:document-meta>
</file>